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cm" fo:break-before="page" table:align="margins"/>
    </style:style>
    <style:style style:name="Таблица1.A" style:family="table-column">
      <style:table-column-properties style:column-width="8.5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none"/>
    </style:style>
    <style:style style:name="Таблица1.C2" style:family="table-cell">
      <style:table-cell-properties fo:padding="0.097cm" fo:border-left="0.05pt solid #000000" fo:border-right="0.05pt solid #000000" fo:border-top="none" fo:border-bottom="none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5.106cm" style:rel-column-width="13021*"/>
    </style:style>
    <style:style style:name="Таблица2.B" style:family="table-column">
      <style:table-column-properties style:column-width="12.026cm" style:rel-column-width="30666*"/>
    </style:style>
    <style:style style:name="Таблица2.C" style:family="table-column">
      <style:table-column-properties style:column-width="8.567cm" style:rel-column-width="21848*"/>
    </style:style>
    <style:style style:name="Таблица2.1" style:family="table-row">
      <style:table-row-properties style:min-row-height="0.9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2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2.A2" style:family="table-cell">
      <style:table-cell-properties fo:padding="0.097cm" fo:border-left="0.05pt solid #000000" fo:border-right="none" fo:border-top="none" fo:border-bottom="none"/>
    </style:style>
    <style:style style:name="Таблица2.B2" style:family="table-cell">
      <style:table-cell-properties fo:padding="0.097cm" fo:border-left="0.05pt solid #000000" fo:border-right="none" fo:border-top="none" fo:border-bottom="none"/>
    </style:style>
    <style:style style:name="Таблица2.C2" style:family="table-cell">
      <style:table-cell-properties fo:padding="0.097cm" fo:border-left="0.05pt solid #000000" fo:border-right="0.05pt solid #000000" fo:border-top="none" fo:border-bottom="none"/>
    </style:style>
    <style:style style:name="Таблица2.A3" style:family="table-cell">
      <style:table-cell-properties fo:padding="0.097cm" fo:border-left="0.05pt solid #000000" fo:border-right="none" fo:border-top="none" fo:border-bottom="none"/>
    </style:style>
    <style:style style:name="Таблица2.B3" style:family="table-cell">
      <style:table-cell-properties fo:padding="0.097cm" fo:border-left="0.05pt solid #000000" fo:border-right="none" fo:border-top="none" fo:border-bottom="none"/>
    </style:style>
    <style:style style:name="Таблица2.C3" style:family="table-cell">
      <style:table-cell-properties fo:padding="0.097cm" fo:border-left="0.05pt solid #000000" fo:border-right="0.05pt solid #000000" fo:border-top="none" fo:border-bottom="none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12.8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6.426cm" style:rel-column-width="1638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none"/>
    </style:style>
    <style:style style:name="Таблица4.D2" style:family="table-cell">
      <style:table-cell-properties fo:padding="0.097cm" fo:border-left="0.05pt solid #000000" fo:border-right="0.05pt solid #000000" fo:border-top="none" fo:border-bottom="none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c50f" officeooo:paragraph-rsid="0006c50f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officeooo:paragraph-rsid="0006c50f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style:font-size-asian="14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officeooo:paragraph-rsid="003196bd" style:font-size-asian="14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6c50f" officeooo:paragraph-rsid="0006c50f" style:font-size-asian="14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910a2" officeooo:paragraph-rsid="000910a2" style:font-size-asian="14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99e3f" officeooo:paragraph-rsid="00199e3f" style:font-size-asian="14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7c7fe" officeooo:paragraph-rsid="0027c7fe" style:font-size-asian="14pt" style:font-weight-asian="normal" style:font-size-complex="16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d3453" officeooo:paragraph-rsid="002d3453" style:font-size-asian="14pt" style:font-weight-asian="normal" style:font-size-complex="16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paragraph-rsid="003196bd" style:font-size-asian="14pt" style:font-weight-asian="normal" style:font-size-complex="16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b2b14" officeooo:paragraph-rsid="003b2b14" style:font-size-asian="14pt" style:font-weight-asian="normal" style:font-size-complex="16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e3ea4" officeooo:paragraph-rsid="003e3ea4" style:font-size-asian="14pt" style:font-weight-asian="normal" style:font-size-complex="16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e68ea" officeooo:paragraph-rsid="001e68ea" style:font-size-asian="14pt" style:font-weight-asian="normal" style:font-size-complex="16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e68ea" officeooo:paragraph-rsid="003196bd" style:font-size-asian="14pt" style:font-weight-asian="normal" style:font-size-complex="16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faf6f" officeooo:paragraph-rsid="001faf6f" style:font-size-asian="14pt" style:font-weight-asian="normal" style:font-size-complex="16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3c26e" officeooo:paragraph-rsid="0033bb90" style:font-size-asian="14pt" style:font-weight-asian="normal" style:font-size-complex="16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80bb8" officeooo:paragraph-rsid="00380bb8" style:font-size-asian="14pt" style:font-weight-asian="normal" style:font-size-complex="16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c652d" officeooo:paragraph-rsid="003c652d" style:font-size-asian="14pt" style:font-weight-asian="normal" style:font-size-complex="16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747c3" officeooo:paragraph-rsid="001747c3" fo:background-color="transparent" style:font-size-asian="14pt" style:font-weight-asian="normal" style:font-size-complex="16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6c50f" officeooo:paragraph-rsid="0006c50f" fo:background-color="#ffff00" style:font-size-asian="14pt" style:font-weight-asian="normal" style:font-size-complex="16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6c50f" officeooo:paragraph-rsid="0039a9b9" fo:background-color="#ffff00" style:font-size-asian="14pt" style:font-weight-asian="normal" style:font-size-complex="16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9a9b9" officeooo:paragraph-rsid="0039a9b9" fo:background-color="#ffff00" style:font-size-asian="14pt" style:font-weight-asian="normal" style:font-size-complex="16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officeooo:rsid="00379309" officeooo:paragraph-rsid="00379309" style:font-size-asian="16pt" style:font-size-complex="16pt"/>
    </style:style>
    <style:style style:name="P3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0dd7ee"/>
    </style:style>
    <style:style style:name="P3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112e50" officeooo:paragraph-rsid="00112e50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fo:font-size="18pt" fo:font-weight="normal" officeooo:rsid="0014be9e" officeooo:paragraph-rsid="0014be9e" fo:background-color="transparent" style:font-size-asian="18pt" style:font-weight-asian="normal" style:font-size-complex="18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1747c3"/>
    </style:style>
    <style:style style:name="P3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06c50f"/>
    </style:style>
    <style:style style:name="P3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1faf6f"/>
    </style:style>
    <style:style style:name="P3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2085f3"/>
    </style:style>
    <style:style style:name="P4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22c95d"/>
    </style:style>
    <style:style style:name="P4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24e137" officeooo:paragraph-rsid="0024e137"/>
    </style:style>
    <style:style style:name="P4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33bb90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>
        <style:tab-stops/>
      </style:paragraph-properties>
      <style:text-properties fo:font-size="16pt" fo:font-weight="normal" officeooo:rsid="002e0b7d" officeooo:paragraph-rsid="002e0b7d" style:font-size-asian="14pt" style:font-weight-asian="normal" style:font-size-complex="16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fo:font-size="18pt" fo:font-weight="normal" officeooo:rsid="0014be9e" officeooo:paragraph-rsid="0014be9e" fo:background-color="transparent" style:font-size-asian="18pt" style:font-weight-asian="normal" style:font-size-complex="18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officeooo:rsid="00379309" officeooo:paragraph-rsid="00379309"/>
    </style:style>
    <style:style style:name="P50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bold" officeooo:paragraph-rsid="0039a9b9" style:font-size-asian="14pt" style:font-weight-asian="bold" style:font-size-complex="16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</style:style>
    <style:style style:name="P54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officeooo:paragraph-rsid="0033bb90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bc3a5" officeooo:paragraph-rsid="001bc3a5" style:font-size-asian="14pt" style:font-weight-asian="normal" style:font-size-complex="16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99e3f" officeooo:paragraph-rsid="00199e3f" style:font-size-asian="14pt" style:font-weight-asian="normal" style:font-size-complex="16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1ec4c1" officeooo:paragraph-rsid="001ec4c1" style:font-size-asian="14pt" style:font-weight-asian="normal" style:font-size-complex="16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a6f33" officeooo:paragraph-rsid="002a6f33" style:font-size-asian="14pt" style:font-weight-asian="normal" style:font-size-complex="16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3309c2" officeooo:paragraph-rsid="003309c2" style:font-size-asian="14pt" style:font-weight-asian="normal" style:font-size-complex="16pt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379309" officeooo:paragraph-rsid="00379309" style:font-size-asian="14pt" style:font-weight-asian="normal" style:font-size-complex="16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3c652d" officeooo:paragraph-rsid="003c652d" style:font-size-asian="14pt" style:font-weight-asian="normal" style:font-size-complex="16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officeooo:rsid="00379309" officeooo:paragraph-rsid="00379309" style:font-size-asian="16pt" style:font-size-complex="16pt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rsid="0033c26e" officeooo:paragraph-rsid="0033c26e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paragraph-rsid="0035969c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rsid="0035969c" officeooo:paragraph-rsid="0035969c"/>
    </style:style>
    <style:style style:name="P7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dd7ee" officeooo:paragraph-rsid="000dd7ee" style:font-size-asian="14pt" style:font-weight-asian="normal" style:font-size-complex="16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04c55" officeooo:paragraph-rsid="00104c55" style:font-size-asian="14pt" style:font-weight-asian="normal" style:font-size-complex="16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1819dc" officeooo:paragraph-rsid="00192268" style:font-size-asian="14pt" style:font-weight-asian="normal" style:font-size-complex="16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bc3a5" officeooo:paragraph-rsid="001bc3a5" style:font-size-asian="14pt" style:font-weight-asian="normal" style:font-size-complex="16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6c50f" officeooo:paragraph-rsid="001bc3a5" style:font-size-asian="14pt" style:font-weight-asian="normal" style:font-size-complex="16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6431a" officeooo:paragraph-rsid="0016431a" style:font-size-asian="14pt" style:font-weight-asian="normal" style:font-size-complex="16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1ec4c1" officeooo:paragraph-rsid="001ec4c1" style:font-size-asian="14pt" style:font-weight-asian="normal" style:font-size-complex="16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a6f33" officeooo:paragraph-rsid="002a6f33" style:font-size-asian="14pt" style:font-weight-asian="normal" style:font-size-complex="16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0b163a" officeooo:paragraph-rsid="000b163a" style:font-size-asian="14pt" style:font-weight-asian="normal" style:font-size-complex="16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3309c2" officeooo:paragraph-rsid="003309c2" style:font-size-asian="14pt" style:font-weight-asian="normal" style:font-size-complex="16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3a510f" officeooo:paragraph-rsid="003a510f" style:font-size-asian="14pt" style:font-weight-asian="normal" style:font-size-complex="16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3c652d" officeooo:paragraph-rsid="003c652d" style:font-size-asian="14pt" style:font-weight-asian="normal" style:font-size-complex="16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officeooo:paragraph-rsid="00199e3f" style:font-size-asian="16pt" style:font-size-complex="16pt"/>
    </style:style>
    <style:style style:name="P10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officeooo:rsid="0033c26e" officeooo:paragraph-rsid="0033c26e" style:font-size-asian="16pt" style:font-size-complex="16pt"/>
    </style:style>
    <style:style style:name="P103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officeooo:rsid="00379309" officeooo:paragraph-rsid="00379309" style:font-size-asian="16pt" style:font-size-complex="16pt"/>
    </style:style>
    <style:style style:name="P104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officeooo:rsid="0016431a" officeooo:paragraph-rsid="0016431a"/>
    </style:style>
    <style:style style:name="P105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officeooo:rsid="001ec4c1" officeooo:paragraph-rsid="001ec4c1"/>
    </style:style>
    <style:style style:name="P10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fo:font-weight="normal" officeooo:rsid="0008d737" officeooo:paragraph-rsid="0008d737" style:font-size-asian="14pt" style:font-weight-asian="normal" style:font-size-complex="16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6pt" fo:font-weight="normal" officeooo:rsid="002ea233" officeooo:paragraph-rsid="002fe802" style:font-size-asian="14pt" style:font-weight-asian="normal" style:font-size-complex="16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0dd7ee" officeooo:paragraph-rsid="000dd7ee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0cm" fo:margin-right="0cm" fo:text-indent="4.399cm" style:auto-text-indent="false" style:page-number="auto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cm" fo:margin-right="0cm" fo:text-indent="4.399cm" style:auto-text-indent="false" style:page-number="auto" fo:background-color="transparent"/>
      <style:text-properties fo:font-size="14pt" fo:font-weight="normal" officeooo:rsid="000dd7ee" officeooo:paragraph-rsid="000dd7ee" style:font-size-asian="14pt" style:font-weight-asian="normal" style:font-size-complex="14pt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0cm" fo:margin-right="0cm" fo:text-indent="5.6cm" style:auto-text-indent="false" style:page-number="auto" fo:background-color="transparent"/>
      <style:text-properties fo:font-size="14pt" fo:font-weight="normal" officeooo:rsid="000c6c51" officeooo:paragraph-rsid="000c6c51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indent="5.6cm" style:auto-text-indent="false" fo:background-color="transparent"/>
      <style:text-properties fo:font-size="14pt" fo:font-weight="normal" officeooo:rsid="000c6c51" officeooo:paragraph-rsid="000c6c51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indent="5.6cm" style:auto-text-indent="false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118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119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120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>
        <style:tab-stops/>
      </style:paragraph-properties>
      <style:text-properties fo:font-size="16pt" fo:font-weight="normal" officeooo:rsid="002ea233" officeooo:paragraph-rsid="002fe802" style:font-size-asian="14pt" style:font-weight-asian="normal" style:font-size-complex="16pt" style:font-weight-complex="normal"/>
    </style:style>
    <style:style style:name="P121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>
        <style:tab-stops/>
      </style:paragraph-properties>
      <style:text-properties fo:font-size="16pt" fo:font-weight="normal" officeooo:rsid="002fe802" officeooo:paragraph-rsid="002fe802" style:font-size-asian="14pt" style:font-weight-asian="normal" style:font-size-complex="16pt" style:font-weight-complex="normal"/>
    </style:style>
    <style:style style:name="P122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2pt" fo:font-weight="normal" officeooo:rsid="00129139" officeooo:paragraph-rsid="00129139" style:font-size-asian="12pt" style:font-weight-asian="normal" style:font-size-complex="12pt" style:font-weight-complex="normal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124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4pt" fo:font-weight="normal" officeooo:rsid="003309c2" officeooo:paragraph-rsid="003309c2" style:font-size-asian="14pt" style:font-weight-asian="normal" style:font-size-complex="14pt" style:font-weight-complex="normal"/>
    </style:style>
    <style:style style:name="P125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officeooo:paragraph-rsid="0035969c"/>
    </style:style>
    <style:style style:name="P126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officeooo:rsid="0035969c" officeooo:paragraph-rsid="0035969c"/>
    </style:style>
    <style:style style:name="P127" style:family="paragraph" style:parent-style-name="Standard">
      <loext:graphic-properties draw:fill="none"/>
      <style:paragraph-properties fo:margin-left="0cm" fo:margin-right="0cm" fo:text-indent="3.5cm" style:auto-text-indent="false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indent="3.5cm" style:auto-text-indent="false" fo:background-color="transparent">
        <style:tab-stops/>
      </style:paragraph-properties>
      <style:text-properties fo:font-size="16pt" fo:font-weight="normal" officeooo:rsid="002fe802" officeooo:paragraph-rsid="002fe802" style:font-size-asian="14pt" style:font-weight-asian="normal" style:font-size-complex="16pt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6pt" fo:font-weight="normal" officeooo:rsid="0035969c" officeooo:paragraph-rsid="0035969c" style:font-size-asian="14pt" style:font-weight-asian="normal" style:font-size-complex="16pt" style:font-weight-complex="normal"/>
    </style:style>
    <style:style style:name="P132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4pt" fo:font-weight="normal" officeooo:rsid="003309c2" officeooo:paragraph-rsid="003309c2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2pt" fo:font-weight="normal" officeooo:rsid="00129139" officeooo:paragraph-rsid="00129139" style:font-size-asian="12pt" style:font-weight-asian="normal" style:font-size-complex="12pt" style:font-weight-complex="normal"/>
    </style:style>
    <style:style style:name="P135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officeooo:paragraph-rsid="0035969c"/>
    </style:style>
    <style:style style:name="P136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officeooo:rsid="0035969c" officeooo:paragraph-rsid="0035969c"/>
    </style:style>
    <style:style style:name="P137" style:family="paragraph" style:parent-style-name="Standard" style:master-page-name="">
      <loext:graphic-properties draw:fill="none"/>
      <style:paragraph-properties fo:margin-left="0cm" fo:margin-right="0cm" fo:text-indent="3cm" style:auto-text-indent="false" style:page-number="auto" fo:background-color="transparent">
        <style:tab-stops/>
      </style:paragraph-properties>
      <style:text-properties fo:font-size="16pt" fo:font-weight="normal" officeooo:rsid="00192268" officeooo:paragraph-rsid="00192268" style:font-size-asian="14pt" style:font-weight-asian="normal" style:font-size-complex="16pt" style:font-weight-complex="normal"/>
    </style:style>
    <style:style style:name="P138" style:family="paragraph" style:parent-style-name="Standard" style:master-page-name="">
      <loext:graphic-properties draw:fill="none"/>
      <style:paragraph-properties fo:margin-left="0cm" fo:margin-right="0cm" fo:text-indent="3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139" style:family="paragraph" style:parent-style-name="Standard">
      <loext:graphic-properties draw:fill="none"/>
      <style:paragraph-properties fo:margin-left="0cm" fo:margin-right="0cm" fo:text-indent="3cm" style:auto-text-indent="false" fo:background-color="transparent">
        <style:tab-stops/>
      </style:paragraph-properties>
      <style:text-properties fo:font-size="16pt" fo:font-weight="normal" officeooo:rsid="00192268" officeooo:paragraph-rsid="00192268" style:font-size-asian="14pt" style:font-weight-asian="normal" style:font-size-complex="16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41" style:family="paragraph" style:parent-style-name="Table_20_Contents">
      <style:paragraph-properties fo:text-align="center" style:justify-single-word="false"/>
      <style:text-properties fo:font-size="18pt" officeooo:rsid="001747c3" officeooo:paragraph-rsid="001747c3" style:font-size-asian="18pt" style:font-size-complex="18pt"/>
    </style:style>
    <style:style style:name="P142" style:family="paragraph" style:parent-style-name="Table_20_Contents">
      <style:text-properties fo:font-size="16pt" officeooo:rsid="003e3ea4" officeooo:paragraph-rsid="003e3ea4" style:font-size-asian="14pt" style:font-size-complex="16pt"/>
    </style:style>
    <style:style style:name="P143" style:family="paragraph" style:parent-style-name="Table_20_Contents">
      <style:paragraph-properties fo:text-align="center" style:justify-single-word="false"/>
      <style:text-properties fo:font-size="16pt" officeooo:rsid="003e3ea4" officeooo:paragraph-rsid="003e3ea4" style:font-size-asian="14pt" style:font-size-complex="16pt"/>
    </style:style>
    <style:style style:name="P144" style:family="paragraph" style:parent-style-name="Table_20_Contents">
      <style:text-properties fo:font-size="16pt" officeooo:rsid="003e5d38" officeooo:paragraph-rsid="003e5d38" style:font-size-asian="14pt" style:font-size-complex="16pt"/>
    </style:style>
    <style:style style:name="P145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fo:font-size="16pt" fo:font-weight="normal" officeooo:rsid="003309c2" officeooo:paragraph-rsid="003309c2" style:font-size-asian="14pt" style:font-weight-asian="normal" style:font-size-complex="16pt" style:font-weight-complex="normal"/>
    </style:style>
    <style:style style:name="P146" style:family="paragraph" style:parent-style-name="Standard" style:list-style-name="L1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paragraph-rsid="0008785c"/>
    </style:style>
    <style:style style:name="P147" style:family="paragraph" style:parent-style-name="Standard" style:list-style-name="L2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09202a" officeooo:paragraph-rsid="0009202a" style:font-size-asian="14pt" style:font-weight-asian="normal" style:font-size-complex="16pt" style:font-weight-complex="normal"/>
    </style:style>
    <style:style style:name="P148" style:family="paragraph" style:parent-style-name="Standard" style:list-style-name="L3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ea233" officeooo:paragraph-rsid="002fe802" style:font-size-asian="14pt" style:font-weight-asian="normal" style:font-size-complex="16pt" style:font-weight-complex="normal"/>
    </style:style>
    <style:style style:name="P149" style:family="paragraph" style:parent-style-name="Standard" style:list-style-name="L4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d3453" officeooo:paragraph-rsid="002d3453" style:font-size-asian="14pt" style:font-weight-asian="normal" style:font-size-complex="16pt" style:font-weight-complex="normal"/>
    </style:style>
    <style:style style:name="P150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4b14eb" officeooo:paragraph-rsid="004b14eb" fo:background-color="transparent" style:font-size-asian="14pt" style:font-weight-asian="normal" style:font-size-complex="16pt" style:font-weight-complex="normal"/>
    </style:style>
    <style:style style:name="P151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officeooo:paragraph-rsid="004f7c16"/>
    </style:style>
    <style:style style:name="P152" style:family="paragraph" style:parent-style-name="Standard" style:list-style-name="L1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8785c" officeooo:paragraph-rsid="0008785c" style:font-size-asian="14pt" style:font-weight-asian="normal" style:font-size-complex="16pt" style:font-weight-complex="normal"/>
    </style:style>
    <style:style style:name="P153" style:family="paragraph" style:parent-style-name="Standard" style:list-style-name="L1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8d737" officeooo:paragraph-rsid="0008d737" style:font-size-asian="14pt" style:font-weight-asian="normal" style:font-size-complex="16pt" style:font-weight-complex="normal"/>
    </style:style>
    <style:style style:name="P154" style:family="paragraph" style:parent-style-name="Standard" style:list-style-name="L2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09202a" officeooo:paragraph-rsid="0009202a" style:font-size-asian="14pt" style:font-weight-asian="normal" style:font-size-complex="16pt" style:font-weight-complex="normal"/>
    </style:style>
    <style:style style:name="P155" style:family="paragraph" style:parent-style-name="Standard" style:list-style-name="L2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0b163a" officeooo:paragraph-rsid="000b163a" style:font-size-asian="14pt" style:font-weight-asian="normal" style:font-size-complex="16pt" style:font-weight-complex="normal"/>
    </style:style>
    <style:style style:name="P156" style:family="paragraph" style:parent-style-name="Standard" style:list-style-name="L3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ea233" officeooo:paragraph-rsid="002fe802" style:font-size-asian="14pt" style:font-weight-asian="normal" style:font-size-complex="16pt" style:font-weight-complex="normal"/>
    </style:style>
    <style:style style:name="P157" style:family="paragraph" style:parent-style-name="Standard" style:list-style-name="L4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d3453" officeooo:paragraph-rsid="002d3453" style:font-size-asian="14pt" style:font-weight-asian="normal" style:font-size-complex="16pt" style:font-weight-complex="normal"/>
    </style:style>
    <style:style style:name="P15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40e9a4" officeooo:paragraph-rsid="0040e9a4" fo:background-color="transparent" style:font-size-asian="14pt" style:font-weight-asian="normal" style:font-size-complex="16pt" style:font-weight-complex="normal"/>
    </style:style>
    <style:style style:name="P15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4c59e9" officeooo:paragraph-rsid="004c59e9" fo:background-color="transparent" style:font-size-asian="14pt" style:font-weight-asian="normal" style:font-size-complex="16pt" style:font-weight-complex="normal"/>
    </style:style>
    <style:style style:name="P16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officeooo:rsid="004f7c16" officeooo:paragraph-rsid="004f7c16"/>
    </style:style>
    <style:style style:name="P161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40e9a4" officeooo:paragraph-rsid="0040e9a4" fo:background-color="transparent" style:font-size-asian="14pt" style:font-weight-asian="normal" style:font-size-complex="16pt" style:font-weight-complex="normal"/>
    </style:style>
    <style:style style:name="P162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4c59e9" officeooo:paragraph-rsid="004c59e9" fo:background-color="transparent" style:font-size-asian="14pt" style:font-weight-asian="normal" style:font-size-complex="16pt" style:font-weight-complex="normal"/>
    </style:style>
    <style:style style:name="P163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4dd5c3" officeooo:paragraph-rsid="004dd5c3" fo:background-color="transparent" style:font-size-asian="14pt" style:font-weight-asian="normal" style:font-size-complex="16pt" style:font-weight-complex="normal"/>
    </style:style>
    <style:style style:name="P164" style:family="paragraph" style:parent-style-name="Standard">
      <loext:graphic-properties draw:fill="none"/>
      <style:paragraph-properties fo:margin-left="0cm" fo:margin-right="0cm" fo:text-indent="2.499cm" style:auto-text-indent="false" fo:break-before="page" fo:background-color="transparent"/>
      <style:text-properties fo:font-size="16pt" fo:font-weight="normal" officeooo:rsid="004c59e9" officeooo:paragraph-rsid="004c59e9" fo:background-color="transparent" style:font-size-asian="14pt" style:font-weight-asian="normal" style:font-size-complex="16pt" style:font-weight-complex="normal"/>
    </style:style>
    <style:style style:name="P165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paragraph-rsid="004f7c16" fo:background-color="#ffff00"/>
    </style:style>
    <style:style style:name="P166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4f7c16" officeooo:paragraph-rsid="004f7c16" style:font-size-asian="14pt" style:font-weight-asian="normal" style:font-size-complex="16pt" style:font-weight-complex="normal"/>
    </style:style>
    <style:style style:name="P16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officeooo:paragraph-rsid="0006c50f" fo:background-color="#ffff00" style:font-size-asian="14pt" style:font-weight-asian="bold" style:font-size-complex="16pt" style:font-weight-complex="bold"/>
    </style:style>
    <style:style style:name="P16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fo:background-color="#ffff00" style:font-size-asian="14pt" style:font-weight-asian="bold" style:font-size-complex="16pt" style:font-weight-complex="bold"/>
    </style:style>
    <style:style style:name="P16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fo:background-color="transparent" style:font-size-asian="14pt" style:font-weight-asian="bold" style:font-size-complex="16pt" style:font-weight-complex="bold"/>
    </style:style>
    <style:style style:name="P17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officeooo:paragraph-rsid="0006c50f" fo:background-color="transparent" style:font-size-asian="14pt" style:font-weight-asian="bold" style:font-size-complex="16pt" style:font-weight-complex="bold"/>
    </style:style>
    <style:style style:name="P17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officeooo:paragraph-rsid="0006c50f" style:font-size-asian="14pt" style:font-weight-asian="bold" style:font-size-complex="16pt" style:font-weight-complex="bold"/>
    </style:style>
    <style:style style:name="P17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e5d38" officeooo:paragraph-rsid="003e5d38" fo:background-color="#ffff00" style:font-size-asian="14pt" style:font-weight-asian="normal" style:font-size-complex="16pt" style:font-weight-complex="normal"/>
    </style:style>
    <style:style style:name="P17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fo:background-color="#ffff00" style:font-size-asian="14pt" style:font-weight-asian="normal" style:font-size-complex="16pt" style:font-weight-complex="normal"/>
    </style:style>
    <style:style style:name="P17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6c50f" officeooo:paragraph-rsid="0006c50f" fo:background-color="transparent" style:font-size-asian="14pt" style:font-weight-asian="normal" style:font-size-complex="16pt" style:font-weight-complex="normal"/>
    </style:style>
    <style:style style:name="P17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40e9a4" officeooo:paragraph-rsid="0040e9a4" fo:background-color="transparent" style:font-size-asian="14pt" style:font-weight-asian="normal" style:font-size-complex="16pt" style:font-weight-complex="normal"/>
    </style:style>
    <style:style style:name="P17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42c0a9" officeooo:paragraph-rsid="0042c0a9" fo:background-color="transparent" style:font-size-asian="14pt" style:font-weight-asian="normal" style:font-size-complex="16pt" style:font-weight-complex="normal"/>
    </style:style>
    <style:style style:name="P17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4b14eb" officeooo:paragraph-rsid="004b14eb" fo:background-color="transparent" style:font-size-asian="14pt" style:font-weight-asian="normal" style:font-size-complex="16pt" style:font-weight-complex="normal"/>
    </style:style>
    <style:style style:name="P17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4f7c16" officeooo:paragraph-rsid="004f7c16" style:font-size-asian="14pt" style:font-weight-asian="normal" style:font-size-complex="16pt" style:font-weight-complex="normal"/>
    </style:style>
    <style:style style:name="P17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51792c"/>
    </style:style>
    <style:style style:name="P180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normal" officeooo:rsid="0040e9a4" officeooo:paragraph-rsid="0040e9a4" fo:background-color="transparent" style:font-size-asian="14pt" style:font-weight-asian="normal" style:font-size-complex="16pt" style:font-weight-complex="normal"/>
    </style:style>
    <style:style style:name="P181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2pt" fo:font-weight="normal" officeooo:rsid="004c59e9" officeooo:paragraph-rsid="004c59e9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>
        <style:tab-stops/>
      </style:paragraph-properties>
      <style:text-properties officeooo:rsid="004f7c16" officeooo:paragraph-rsid="004f7c16"/>
    </style:style>
    <style:style style:name="P183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6pt" fo:font-weight="normal" officeooo:rsid="004c59e9" officeooo:paragraph-rsid="004c59e9" fo:background-color="transparent" style:font-size-asian="14pt" style:font-weight-asian="normal" style:font-size-complex="16pt" style:font-weight-complex="normal"/>
    </style:style>
    <style:style style:name="P184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4pt" fo:font-weight="normal" officeooo:rsid="004b14eb" officeooo:paragraph-rsid="004b14eb" fo:background-color="transparent" style:font-size-asian="14pt" style:font-weight-asian="normal" style:font-size-complex="14pt" style:font-weight-complex="normal"/>
    </style:style>
    <style:style style:name="P185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4pt" fo:font-weight="normal" officeooo:rsid="004c59e9" officeooo:paragraph-rsid="004c59e9" fo:background-color="transparent" style:font-size-asian="14pt" style:font-weight-asian="normal" style:font-size-complex="14pt" style:font-weight-complex="normal"/>
    </style:style>
    <style:style style:name="P186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2pt" fo:font-weight="normal" officeooo:rsid="004c59e9" officeooo:paragraph-rsid="004c59e9" fo:background-color="transparent" style:font-size-asian="10.5pt" style:font-weight-asian="normal" style:font-size-complex="12pt" style:font-weight-complex="normal"/>
    </style:style>
    <style:style style:name="P187" style:family="paragraph" style:parent-style-name="Standard">
      <loext:graphic-properties draw:fill="none"/>
      <style:paragraph-properties fo:margin-left="0cm" fo:margin-right="0cm" fo:text-indent="3.5cm" style:auto-text-indent="false" fo:background-color="transparent">
        <style:tab-stops/>
      </style:paragraph-properties>
      <style:text-properties officeooo:rsid="004f7c16" officeooo:paragraph-rsid="004f7c16"/>
    </style:style>
    <style:style style:name="P188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4pt" fo:font-weight="normal" officeooo:rsid="004b14eb" officeooo:paragraph-rsid="004b14eb" fo:background-color="transparent" style:font-size-asian="14pt" style:font-weight-asian="normal" style:font-size-complex="14pt" style:font-weight-complex="normal"/>
    </style:style>
    <style:style style:name="P189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4pt" fo:font-weight="normal" officeooo:rsid="004c59e9" officeooo:paragraph-rsid="004c59e9" fo:background-color="transparent" style:font-size-asian="14pt" style:font-weight-asian="normal" style:font-size-complex="14pt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fo:font-size="16pt" officeooo:rsid="0051792c" officeooo:paragraph-rsid="0051792c" style:font-size-asian="16pt" style:font-size-complex="16pt"/>
    </style:style>
    <style:style style:name="P191" style:family="paragraph" style:parent-style-name="Table_20_Contents">
      <style:paragraph-properties fo:text-align="center" style:justify-single-word="false"/>
      <style:text-properties fo:font-size="16pt" officeooo:rsid="0053211d" officeooo:paragraph-rsid="0053211d" style:font-size-asian="16pt" style:font-size-complex="16pt"/>
    </style:style>
    <style:style style:name="T1" style:family="text">
      <style:text-properties officeooo:rsid="0006c50f"/>
    </style:style>
    <style:style style:name="T2" style:family="text">
      <style:text-properties officeooo:rsid="0008785c"/>
    </style:style>
    <style:style style:name="T3" style:family="text">
      <style:text-properties officeooo:rsid="0008d737"/>
    </style:style>
    <style:style style:name="T4" style:family="text">
      <style:text-properties fo:font-size="16pt" fo:font-weight="normal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8785c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8d737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dd7ee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0f901f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13cda6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16431a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06c50f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ec4c1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1faf6f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d5e9f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2085f3" style:font-size-asian="14pt" style:font-weight-asian="normal" style:font-size-complex="16pt" style:font-weight-complex="normal"/>
    </style:style>
    <style:style style:name="T16" style:family="text">
      <style:text-properties fo:font-size="16pt" fo:font-weight="normal" officeooo:rsid="0022c95d" style:font-size-asian="14pt" style:font-weight-asian="normal" style:font-size-complex="16pt" style:font-weight-complex="normal"/>
    </style:style>
    <style:style style:name="T17" style:family="text">
      <style:text-properties fo:font-size="16pt" fo:font-weight="normal" officeooo:rsid="0024900f" style:font-size-asian="14pt" style:font-weight-asian="normal" style:font-size-complex="16pt" style:font-weight-complex="normal"/>
    </style:style>
    <style:style style:name="T18" style:family="text">
      <style:text-properties fo:font-size="16pt" fo:font-weight="normal" officeooo:rsid="003196bd" style:font-size-asian="14pt" style:font-weight-asian="normal" style:font-size-complex="16pt" style:font-weight-complex="normal"/>
    </style:style>
    <style:style style:name="T19" style:family="text">
      <style:text-properties fo:font-size="16pt" fo:font-weight="normal" officeooo:rsid="0033bb90" style:font-size-asian="14pt" style:font-weight-asian="normal" style:font-size-complex="16pt" style:font-weight-complex="normal"/>
    </style:style>
    <style:style style:name="T20" style:family="text">
      <style:text-properties fo:font-size="16pt" fo:font-weight="normal" officeooo:rsid="0033c26e" style:font-size-asian="14pt" style:font-weight-asian="normal" style:font-size-complex="16pt" style:font-weight-complex="normal"/>
    </style:style>
    <style:style style:name="T21" style:family="text">
      <style:text-properties fo:font-size="16pt" fo:font-weight="normal" officeooo:rsid="0035969c" style:font-size-asian="14pt" style:font-weight-asian="normal" style:font-size-complex="16pt" style:font-weight-complex="normal"/>
    </style:style>
    <style:style style:name="T22" style:family="text">
      <style:text-properties fo:font-size="16pt" fo:font-weight="normal" officeooo:rsid="00379309" style:font-size-asian="14pt" style:font-weight-asian="normal" style:font-size-complex="16pt" style:font-weight-complex="normal"/>
    </style:style>
    <style:style style:name="T23" style:family="text">
      <style:text-properties fo:font-size="16pt" fo:font-weight="normal" officeooo:rsid="004f7c16" style:font-size-asian="14pt" style:font-weight-asian="normal" style:font-size-complex="16pt" style:font-weight-complex="normal"/>
    </style:style>
    <style:style style:name="T24" style:family="text">
      <style:text-properties fo:font-size="16pt" fo:font-weight="normal" officeooo:rsid="0051792c" style:font-size-asian="14pt" style:font-weight-asian="normal" style:font-size-complex="16pt" style:font-weight-complex="normal"/>
    </style:style>
    <style:style style:name="T25" style:family="text">
      <style:text-properties fo:font-size="16pt" fo:font-weight="normal" officeooo:rsid="0016431a" fo:background-color="transparent" loext:char-shading-value="0" style:font-size-asian="14pt" style:font-weight-asian="normal" style:font-size-complex="16pt" style:font-weight-complex="normal"/>
    </style:style>
    <style:style style:name="T26" style:family="text">
      <style:text-properties fo:font-size="16pt" fo:font-weight="normal" officeooo:rsid="001747c3" fo:background-color="transparent" loext:char-shading-value="0" style:font-size-asian="14pt" style:font-weight-asian="normal" style:font-size-complex="16pt" style:font-weight-complex="normal"/>
    </style:style>
    <style:style style:name="T27" style:family="text">
      <style:text-properties fo:font-size="16pt" fo:font-weight="normal" officeooo:rsid="000dd7ee" fo:background-color="transparent" loext:char-shading-value="0" style:font-size-asian="14pt" style:font-weight-asian="normal" style:font-size-complex="16pt" style:font-weight-complex="normal"/>
    </style:style>
    <style:style style:name="T28" style:family="text">
      <style:text-properties fo:font-size="16pt" fo:font-weight="normal" officeooo:rsid="000f901f" fo:background-color="transparent" loext:char-shading-value="0" style:font-size-asian="14pt" style:font-weight-asian="normal" style:font-size-complex="16pt" style:font-weight-complex="normal"/>
    </style:style>
    <style:style style:name="T29" style:family="text">
      <style:text-properties fo:font-size="16pt" fo:font-weight="bold" style:font-size-asian="14pt" style:font-weight-asian="bold" style:font-size-complex="16pt" style:font-weight-complex="bold"/>
    </style:style>
    <style:style style:name="T30" style:family="text">
      <style:text-properties fo:font-size="16pt" fo:font-weight="bold" officeooo:rsid="0006c50f" style:font-size-asian="14pt" style:font-weight-asian="bold" style:font-size-complex="16pt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6pt" officeooo:rsid="0033bb90" style:font-size-asian="16pt" style:font-size-complex="16pt"/>
    </style:style>
    <style:style style:name="T33" style:family="text">
      <style:text-properties fo:font-size="16pt" officeooo:rsid="0033c26e" style:font-size-asian="16pt" style:font-size-complex="16pt"/>
    </style:style>
    <style:style style:name="T34" style:family="text">
      <style:text-properties officeooo:rsid="000910a2"/>
    </style:style>
    <style:style style:name="T35" style:family="text">
      <style:text-properties officeooo:rsid="0009202a"/>
    </style:style>
    <style:style style:name="T36" style:family="text">
      <style:text-properties officeooo:rsid="000b163a"/>
    </style:style>
    <style:style style:name="T37" style:family="text">
      <style:text-properties officeooo:rsid="0013cda6"/>
    </style:style>
    <style:style style:name="T38" style:family="text">
      <style:text-properties officeooo:rsid="0016431a"/>
    </style:style>
    <style:style style:name="T39" style:family="text">
      <style:text-properties officeooo:rsid="00199e3f"/>
    </style:style>
    <style:style style:name="T40" style:family="text">
      <style:text-properties officeooo:rsid="0022c95d"/>
    </style:style>
    <style:style style:name="T41" style:family="text">
      <style:text-properties officeooo:rsid="002a6f33"/>
    </style:style>
    <style:style style:name="T42" style:family="text">
      <style:text-properties officeooo:rsid="002c0f77"/>
    </style:style>
    <style:style style:name="T43" style:family="text">
      <style:text-properties officeooo:rsid="002fe802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06c50f" style:font-weight-asian="bold" style:font-weight-complex="bold"/>
    </style:style>
    <style:style style:name="T46" style:family="text">
      <style:text-properties officeooo:rsid="00401c66"/>
    </style:style>
    <style:style style:name="T47" style:family="text">
      <style:text-properties officeooo:rsid="0042c0a9"/>
    </style:style>
    <style:style style:name="T48" style:family="text">
      <style:text-properties officeooo:rsid="004a4838"/>
    </style:style>
    <style:style style:name="T49" style:family="text">
      <style:text-properties officeooo:rsid="004b14eb"/>
    </style:style>
    <style:style style:name="T50" style:family="text">
      <style:text-properties officeooo:rsid="004c59e9"/>
    </style:style>
    <style:style style:name="T51" style:family="text">
      <style:text-properties officeooo:rsid="005179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2"/>
      <text:p text:style-name="P2"/>
      <text:p text:style-name="P43"><text:span text:style-name="T1">1) </text:span>Написать все запросы в базу данных для приложения news-feed на SQL</text:p>
      <text:p text:style-name="P7"/>
      <text:p text:style-name="P6"><text:span text:style-name="T1">2) </text:span>Что такое CAP-теория? В чем заключаются ее принципы?</text:p>
      <text:p text:style-name="P3">Ответ:</text:p>
      <text:p text:style-name="P7">CAP-теорема — утверждение о том, ч<text:span text:style-name="T2">то в распределительных системах нельзя одновременно добиться трех свойств:</text:span></text:p>
      <text:list xml:id="list3457805357" text:style-name="L1">
        <text:list-item>
          <text:p text:style-name="P146"><text:span text:style-name="T5">Consistency (Согласованность) — </text:span><text:span text:style-name="T6">означает, что любые изменения данных мгновенно распространяются между всеми узлами и только после этого запись изменений считается успешной. Таким образом все клиенты могут видеть изменения в один момент. Слово «Согласованность» говорит само за себя, то есть у разных узлов нет расхождений в данных, они согласованы между собой</text:span></text:p>
        </text:list-item>
        <text:list-item>
          <text:p text:style-name="P152">Availability (<text:span text:style-name="T3">Доступность</text:span>) — <text:span text:style-name="T34">все рабочие узлы всегда выполняют запросы и предоставляют ответы, не содержащий ошибок. Другими словами клиент всегда получит ответ, даже если один или несколько узлов недоступны.</text:span></text:p>
        </text:list-item>
        <text:list-item>
          <text:p text:style-name="P153">Partition tolerance (Устойчивость к разделению) — <text:span text:style-name="T34">система должна продолжать работать даже если соединение между двумя и более узлами потеряно/ осуществляется с большой задержкой</text:span></text:p>
        </text:list-item>
      </text:list>
      <text:p text:style-name="P106"/>
      <text:p text:style-name="P8">Теорема Брюера говорит о том, что одновременно можно обеспечить только две характеристики, поэтому существует 3 возможных комбинации этих характеристик <text:span text:style-name="T35">CA, AP, PC:</text:span></text:p>
      <text:list xml:id="list2292108731" text:style-name="L2">
        <text:list-item>
          <text:p text:style-name="P147">CA — фокус делается на высокой доступности и согласованности данных, в то время как будет проблема в сети, либо будет приостановлена обработка запросов( для поддержания согласован ости), либо запросы продолжат обрабатываться, но тогда пострадает согласованность данных</text:p>
        </text:list-item>
        <text:list-item>
          <text:p text:style-name="P154">AP — фокусе делается на доступности и устойчивости к разделению сети, но в таком случае теряет согласованность данных, т. к. запросы продолжают обрабатываться даже в случае <text:soft-page-break/>разделение сети. Обычно когда проблема устраняется узлы синхронизируются, но до этого момента они могут содержать разные версии. <text:span text:style-name="T36">Если приложение должно работать непрерывно, то такой способ наилучший.</text:span></text:p>
        </text:list-item>
        <text:list-item>
          <text:p text:style-name="P155">CP — фокус делается на согласованности данных и устойчивости к разделению сети, при этом исчезает доступность т. к. обработка запрос приостанавливается до устранения проблем. Такая комбинация характеристик нужна тогда, когда необходимо предотвратить ошибки во время прерванного соединения между узлами и несогласованности данных</text:p>
        </text:list-item>
      </text:list>
      <text:p text:style-name="P97"/>
      <text:p text:style-name="P46">Альтернативы:</text:p>
      <text:list xml:id="list1099133830" text:style-name="L3">
        <text:list-item>
          <text:p text:style-name="P148">PACELC — является логическим развитием CAP-теоремы и устраняет ее ключевое ограничение. </text:p>
        </text:list-item>
      </text:list>
      <text:p text:style-name="P120">PAC — идентичны CAP,</text:p>
      <text:p text:style-name="P130">ELC — E (Else) → Latency(низкая задержка) or Consistency(Согласованость)</text:p>
      <text:p text:style-name="P107"/>
      <text:list xml:id="list111529445433643" text:continue-numbering="true" text:style-name="L3">
        <text:list-item>
          <text:p text:style-name="P156">Теорема BASE (Basically Available, Soft state, Eventually consistent) — <text:span text:style-name="T43">считается альтернативой ACID для распределительных систем</text:span></text:p>
        </text:list-item>
      </text:list>
      <text:p text:style-name="P121">Basically Available — система всегда отвечает, но данные могут быть неполными;</text:p>
      <text:p text:style-name="P130">Soft state — данные могут меняться без явных обновлений </text:p>
      <text:p text:style-name="P130">Eventually consistent — согласованность достигается со временем</text:p>
      <text:p text:style-name="P7"/>
      <text:p text:style-name="P50"><text:span text:style-name="T1">3) </text:span>Как создать транзакцию используя EF Core?</text:p>
      <text:p text:style-name="P3">Ответ:</text:p>
      <text:p text:style-name="P9">Чтобы создать транзакцию в EF Core есть несколько способов:</text:p>
      <text:p text:style-name="P55">1) Неявная транзакция, то есть при вызове SaveChanges() EF Core автоматически создает транзакцию;</text:p>
      <text:p text:style-name="P77">2) Явная транзакция с помощью DbContext.Database.BeginTransaction()</text:p>
      <text:p text:style-name="P77">Пример:</text:p>
      <text:p text:style-name="P112">var context = new MyDbContext()</text:p>
      <text:p text:style-name="P109">var transaction = context.Database.BeginTransaction()</text:p>
      <text:p text:style-name="P111">{</text:p>
      <text:p text:style-name="P114">context.Products.Add(new Product { Name = "Product 1" });</text:p>
      <text:p text:style-name="P115">context.SaveChanges();</text:p>
      <text:p text:style-name="P115"/>
      <text:p text:style-name="P115">context.Customers.Add(new Customer { Name = "Customer 1" });</text:p>
      <text:p text:style-name="P116">context.SaveChanges(); </text:p>
      <text:p text:style-name="P116"/>
      <text:p text:style-name="P116">// Если все успешно — коммитим</text:p>
      <text:p text:style-name="P115">transaction.Commit();</text:p>
      <text:p text:style-name="P111">}</text:p>
      <text:p text:style-name="P111"/>
      <text:p text:style-name="P108">3) Транзакция с использованием TransactionScope</text:p>
      <text:p text:style-name="P78">Пример:</text:p>
      <text:p text:style-name="P113">using System.Transactions;</text:p>
      <text:p text:style-name="P110"/>
      <text:p text:style-name="P110">var connectionString = "Host=myserver;Username=user;Password=pass;Database=mydb";</text:p>
      <text:p text:style-name="P110"/>
      <text:p text:style-name="P110">using (var scope = new TransactionScope(</text:p>
      <text:p text:style-name="P110"><text:s text:c="4"/>TransactionScopeOption.Required,</text:p>
      <text:p text:style-name="P110"><text:s text:c="4"/>new TransactionOptions { IsolationLevel = IsolationLevel.ReadCommitted },</text:p>
      <text:p text:style-name="P110"><text:s text:c="4"/>TransactionScopeAsyncFlowOption.Enabled))</text:p>
      <text:p text:style-name="P110">{</text:p>
      <text:p text:style-name="P110"><text:s text:c="4"/>await using (var conn1 = new NpgsqlConnection(connectionString))</text:p>
      <text:p text:style-name="P110"><text:s text:c="4"/>await using (var conn2 = new NpgsqlConnection(connectionString))</text:p>
      <text:p text:style-name="P110"><text:s text:c="4"/>{</text:p>
      <text:p text:style-name="P110"><text:s text:c="8"/>await conn1.OpenAsync();</text:p>
      <text:p text:style-name="P110"><text:s text:c="8"/>await conn2.OpenAsync();</text:p>
      <text:p text:style-name="P110"/>
      <text:p text:style-name="P110"><text:s text:c="8"/>// Операции с разными соединениями в одной транзакции</text:p>
      <text:p text:style-name="P110"><text:s text:c="8"/>await using (var cmd1 = new NpgsqlCommand("INSERT...", conn1))</text:p>
      <text:p text:style-name="P110"><text:s text:c="8"/>await using (var cmd2 = new NpgsqlCommand("UPDATE...", conn2))</text:p>
      <text:p text:style-name="P110"><text:s text:c="8"/>{</text:p>
      <text:p text:style-name="P110"><text:s text:c="12"/>await cmd1.ExecuteNonQueryAsync();</text:p>
      <text:p text:style-name="P110"><text:s text:c="12"/>await cmd2.ExecuteNonQueryAsync();</text:p>
      <text:p text:style-name="P110"><text:s text:c="8"/>}</text:p>
      <text:p text:style-name="P110"><text:s text:c="4"/>}</text:p>
      <text:p text:style-name="P110"/>
      <text:p text:style-name="P110"><text:s text:c="4"/>scope.Complete();</text:p>
      <text:p text:style-name="P110">}</text:p>
      <text:p text:style-name="P44"/>
      <text:p text:style-name="P52">Другие способы создания транзакций</text:p>
      <text:p text:style-name="P81">1) С использованием Npgsql (низкоуровневый доступ)</text:p>
      <text:p text:style-name="P122">using Npgsql;</text:p>
      <text:p text:style-name="P134">var connectionString = "Host=myserver;Username=user;Password=pass;Database=mydb";</text:p>
      <text:p text:style-name="P134"/>
      <text:p text:style-name="P134">await using var conn = new NpgsqlConnection(connectionString);</text:p>
      <text:p text:style-name="P134">await conn.OpenAsync();</text:p>
      <text:p text:style-name="P134"/>
      <text:p text:style-name="P134">await using (var transaction = await conn.BeginTransactionAsync())</text:p>
      <text:p text:style-name="P134">{</text:p>
      <text:p text:style-name="P134"><text:s text:c="4"/>try</text:p>
      <text:p text:style-name="P134"><text:s text:c="4"/>{</text:p>
      <text:p text:style-name="P134"><text:s text:c="8"/>await using (var cmd = new NpgsqlCommand(</text:p>
      <text:p text:style-name="P134"><text:s text:c="12"/>"INSERT INTO products (name) VALUES ('Product 1')", </text:p>
      <text:p text:style-name="P134"><text:s text:c="12"/>conn, transaction))</text:p>
      <text:p text:style-name="P134"><text:s text:c="8"/>{</text:p>
      <text:p text:style-name="P134"><text:s text:c="12"/>await cmd.ExecuteNonQueryAsync();</text:p>
      <text:p text:style-name="P134"><text:s text:c="8"/>}</text:p>
      <text:p text:style-name="P134"/>
      <text:p text:style-name="P134"><text:s text:c="8"/>await using (var cmd = new NpgsqlCommand(</text:p>
      <text:p text:style-name="P134"><text:s text:c="12"/>"INSERT INTO customers (name) VALUES ('Customer 1')", </text:p>
      <text:p text:style-name="P134"><text:s text:c="12"/>conn, transaction))</text:p>
      <text:p text:style-name="P134"><text:s text:c="8"/>{</text:p>
      <text:p text:style-name="P134"><text:s text:c="12"/>await cmd.ExecuteNonQueryAsync();</text:p>
      <text:p text:style-name="P134"><text:s text:c="8"/>}</text:p>
      <text:p text:style-name="P134"/>
      <text:p text:style-name="P134"><text:s text:c="8"/>await transaction.CommitAsync();</text:p>
      <text:p text:style-name="P134"><text:s text:c="4"/>}</text:p>
      <text:p text:style-name="P134"><text:s text:c="4"/>catch</text:p>
      <text:p text:style-name="P134"><text:s text:c="4"/>{</text:p>
      <text:p text:style-name="P134"><text:s text:c="8"/>await transaction.RollbackAsync();</text:p>
      <text:p text:style-name="P134"><text:s text:c="8"/>throw;</text:p>
      <text:p text:style-name="P134"><text:s text:c="4"/>}</text:p>
      <text:p text:style-name="P134">}</text:p>
      <text:p text:style-name="P81"><text:soft-page-break/>2) С использованием Npgsql и Dapper с транзакциями</text:p>
      <text:p text:style-name="P123">using Dapper;</text:p>
      <text:p text:style-name="P132">using Npgsql;</text:p>
      <text:p text:style-name="P132"/>
      <text:p text:style-name="P132">var connectionString = "Host=myserver;Username=user;Password=pass;Database=mydb";</text:p>
      <text:p text:style-name="P132"/>
      <text:p text:style-name="P132">await using var connection = new NpgsqlConnection(connectionString);</text:p>
      <text:p text:style-name="P132">await connection.OpenAsync();</text:p>
      <text:p text:style-name="P132"/>
      <text:p text:style-name="P132">await using var transaction = await connection.BeginTransactionAsync();</text:p>
      <text:p text:style-name="P132">try</text:p>
      <text:p text:style-name="P132">{</text:p>
      <text:p text:style-name="P132"><text:s text:c="4"/>await connection.ExecuteAsync(</text:p>
      <text:p text:style-name="P132"><text:s text:c="8"/>"INSERT INTO products (name) VALUES (@Name)", </text:p>
      <text:p text:style-name="P132"><text:s text:c="8"/>new { Name = "Product 1" }, </text:p>
      <text:p text:style-name="P132"><text:s text:c="8"/>transaction);</text:p>
      <text:p text:style-name="P132"/>
      <text:p text:style-name="P132"><text:s text:c="4"/>await connection.ExecuteAsync(</text:p>
      <text:p text:style-name="P132"><text:s text:c="8"/>"INSERT INTO customers (name) VALUES (@Name)", </text:p>
      <text:p text:style-name="P132"><text:s text:c="8"/>new { Name = "Customer 1" }, </text:p>
      <text:p text:style-name="P132"><text:s text:c="8"/>transaction);</text:p>
      <text:p text:style-name="P132"/>
      <text:p text:style-name="P132"><text:s text:c="4"/>await transaction.CommitAsync();</text:p>
      <text:p text:style-name="P132">}</text:p>
      <text:p text:style-name="P132">catch</text:p>
      <text:p text:style-name="P132">{</text:p>
      <text:p text:style-name="P132"><text:s text:c="4"/>await transaction.RollbackAsync();</text:p>
      <text:p text:style-name="P132"><text:s text:c="4"/>throw;</text:p>
      <text:p text:style-name="P132">}</text:p>
      <text:p text:style-name="P50"><text:span text:style-name="T1">4) </text:span>Разница при использовании интерфейсов IEnumerable и IQuaryable для выборки данных из БД</text:p>
      <text:p text:style-name="P3">Ответ:</text:p>
      <text:p text:style-name="P33"><text:span text:style-name="T7">Интерфейс IEnumerable — это базовый интерфейс для всех не универсальных коллекций который позволяет выполнять итерацию по коллекциям. </text:span><text:span text:style-name="T8">Находятся в пространстве имен System.Collections.Generic. Определяет метод GetEnumerator() этот метод возвращает I</text:span><text:span text:style-name="T9">E</text:span><text:span text:style-name="T8">numerator, который используется для последовательного перебора элементов в коллекции </text:span></text:p>
      <text:p text:style-name="P34"><text:span text:style-name="T8">З</text:span><text:span text:style-name="T4">апрос предоставленный объектом IEnumerable выполняет немедленно и полностью</text:span></text:p>
      <text:p text:style-name="P10">Особенности:</text:p>
      <text:p text:style-name="P56">1) Поддерживает отложенное выполнение;</text:p>
      <text:p text:style-name="P79">2) Работает с данными в памяти;</text:p>
      <text:p text:style-name="P80">3) Ленивое выполнение (Lazy Evaluation) — некоторые операции;</text:p>
      <text:p text:style-name="P91">4) Все операции выполняются на стороне клиента;</text:p>
      <text:p text:style-name="P104"><text:span text:style-name="T10">5</text:span><text:span text:style-name="T4">) Подходит для работы с локальными коллекциями.</text:span></text:p>
      <text:p text:style-name="P80"/>
      <text:p text:style-name="P10">Интерфейс IQueryable — <text:span text:style-name="T37">интерфейс, </text:span>наследуется от IEnumerable и добавляет возможность выполнения запросов к удаленным источникам данных. <text:span text:style-name="T37">Находиться в пространстве имен System.Linq. Позволяет перемещаться по данным как в прямом порядке от начала до конца, так и в обратном. </text:span></text:p>
      <text:p text:style-name="P11">Особенности:</text:p>
      <text:p text:style-name="P57">1) Поддерживает построение выражений запросов (expression trees);</text:p>
      <text:p text:style-name="P82">2) Преобразует <text:span text:style-name="T38">LINQ-запросы в специфичный для поставщиков язык запросов (например SQL)</text:span></text:p>
      <text:p text:style-name="P91">3) Операции выполняются на стороне сервера БД.</text:p>
      <text:p text:style-name="P104"><text:span text:style-name="T10">4</text:span><text:span text:style-name="T4">) Подходит для работы с БД через ORM(например, Entity Framework)</text:span></text:p>
      <table:table table:name="Таблица1" table:style-name="Таблица1">
        <table:table-column table:style-name="Таблица1.A" table:number-columns-repeated="3"/>
        <table:table-row table:style-name="TableLine94242742900976">
          <table:table-cell table:style-name="Таблица1.A1" office:value-type="string">
            <text:p text:style-name="P141">Характеристика</text:p>
          </table:table-cell>
          <table:table-cell table:style-name="Таблица1.A1" office:value-type="string">
            <text:p text:style-name="P140">IEnumerable</text:p>
          </table:table-cell>
          <table:table-cell table:style-name="Таблица1.C1" office:value-type="string">
            <text:p text:style-name="P140">IQueryable</text:p>
          </table:table-cell>
        </table:table-row>
        <table:table-row table:style-name="TableLine94242742963600">
          <table:table-cell table:style-name="Таблица1.A2" office:value-type="string">
            <text:p text:style-name="P141">Место выполнения</text:p>
          </table:table-cell>
          <table:table-cell table:style-name="Таблица1.A2" office:value-type="string">
            <text:p text:style-name="P141">В памяти приложения (клиентка сторона)</text:p>
          </table:table-cell>
          <table:table-cell table:style-name="Таблица1.C2" office:value-type="string">
            <text:p text:style-name="P141">На сервере БД</text:p>
          </table:table-cell>
        </table:table-row>
        <table:table-row table:style-name="TableLine94242742965088">
          <table:table-cell table:style-name="Таблица1.A2" office:value-type="string">
            <text:p text:style-name="P141">Оптимизация запросов</text:p>
          </table:table-cell>
          <table:table-cell table:style-name="Таблица1.A2" office:value-type="string">
            <text:p text:style-name="P141">Нет (получает все данные)</text:p>
          </table:table-cell>
          <table:table-cell table:style-name="Таблица1.C2" office:value-type="string">
            <text:p text:style-name="P141">Да (строит эффективные </text:p>
            <text:p text:style-name="P141">SQL-запросы)</text:p>
          </table:table-cell>
        </table:table-row>
        <table:table-row table:style-name="TableLine94242742965888">
          <table:table-cell table:style-name="Таблица1.A2" office:value-type="string">
            <text:p text:style-name="P141">Поддержка отложенного выполнения</text:p>
          </table:table-cell>
          <table:table-cell table:style-name="Таблица1.A2" office:value-type="string">
            <text:p text:style-name="P141">Да, но после создания</text:p>
          </table:table-cell>
          <table:table-cell table:style-name="Таблица1.C2" office:value-type="string">
            <text:p text:style-name="P141">Да, вплоть до <text:s/>выполнения на сервере</text:p>
          </table:table-cell>
        </table:table-row>
        <table:table-row table:style-name="TableLine94242742966816">
          <table:table-cell table:style-name="Таблица1.A5" office:value-type="string">
            <text:p text:style-name="P141">Использование</text:p>
          </table:table-cell>
          <table:table-cell table:style-name="Таблица1.A5" office:value-type="string">
            <text:p text:style-name="P141">Локальные коллекции</text:p>
          </table:table-cell>
          <table:table-cell table:style-name="Таблица1.C5" office:value-type="string">
            <text:p text:style-name="P141">Работа с БД через ORM</text:p>
          </table:table-cell>
        </table:table-row>
      </table:table>
      <text:p text:style-name="P48"/>
      <text:p text:style-name="P35">Дополнительная информация</text:p>
      <text:p text:style-name="P36"><text:span text:style-name="T25">Ленивое выполнение (Lazy Evaluation) — это стратегия, при которой выполнение откладывается до момента, когда результат действительно необходим. </text:span><text:span text:style-name="T26">Могут использовать интерфейсы </text:span><text:span text:style-name="T27">IEnumerable</text:span><text:span text:style-name="T26"> </text:span><text:span text:style-name="T28">IQueryable, </text:span><text:span text:style-name="T26">класс Lazy и yield return</text:span></text:p>
      <text:p text:style-name="P28">Жадное выполнение (Eager Evaluation) — это стратегия, при которой выполнение происходит сразу, в момент их определения, а не откладывается до момента когда результат нужен</text:p>
      <text:p text:style-name="P7"/>
      <text:p text:style-name="P50"><text:span text:style-name="T1">5) </text:span>Что такое миграции базы данных, зачем они нужны? Как их добавить в серверное приложение на ASP.NET?</text:p>
      <text:p text:style-name="P3">Ответ:</text:p>
      <text:p text:style-name="P12">Миграции БД — это способ управления структурой БД с помощью кода. Позволяет контролировать изменения, автоматизировать обновления БД, обеспечивать согласованность данных и откатывать изменения </text:p>
      <text:p text:style-name="P14">Миграции нужны для:</text:p>
      <text:p text:style-name="P60">Синхронизация кода и БД — если модель меняется в коде, то модель должна меняться в БД;</text:p>
      <text:p text:style-name="P85">Командная работа - </text:p>
      <text:p text:style-name="P85">Автоматизация развертывания - </text:p>
      <text:p text:style-name="P12">Чтобы начать работу с миграциями нужно добавить несколько библиотек:</text:p>
      <text:p text:style-name="P58">1) Microsoft.EntityFrameworkCore</text:p>
      <text:p text:style-name="P83">2) Npgsql.EntityFrameworkCore.PostgreSQL</text:p>
      <text:p text:style-name="P83">3) Microsoft.EntityFrameworkCore.Design;</text:p>
      <text:p text:style-name="P12">Далее для работы необходимо добавить DbContex</text:p>
      <text:p text:style-name="P59">using Microsoft.EntityFrameworkCore;</text:p>
      <text:p text:style-name="P84">public class AppDbContext : DbContext</text:p>
      <text:p text:style-name="P138">{</text:p>
      <text:p text:style-name="P118">public AppDbContext(DbContextOptions&lt;AppDbContext&gt; options) : base(options) {}</text:p>
      <text:p text:style-name="P127">public DbSet&lt;User&gt; Users { get; set; }</text:p>
      <text:p text:style-name="P137">}</text:p>
      <text:p text:style-name="P139"/>
      <text:p text:style-name="P13">Команды для работы с миграцией:</text:p>
      <text:p text:style-name="P65">dotnet ef migrations add name_migrations — создаст папку Migrations с файлами миграцией;</text:p>
      <text:p text:style-name="P101">dotnet ef database update <text:span text:style-name="T39">name_migrations — применяет миграцию к БД;</text:span></text:p>
      <text:p text:style-name="P101">dotnet ef migrations remove — <text:span text:style-name="T39">удаление последней миграции</text:span></text:p>
      <text:p text:style-name="P22"><text:soft-page-break/>Метод EnsureCreated() проверяет существует ли БД и создает ее, если она отсутствует. Это синхронный метод, также есть асинхронная версия EnsureCreatedAsync()</text:p>
      <text:p text:style-name="P23">Метод EnsureDeleted() удаляет базу данных, если она существует. Также имеется асинхронная версия EnsureDeletedAsync(). </text:p>
      <text:p text:style-name="P5"/>
      <text:p text:style-name="P19"><text:span text:style-name="T45">6) </text:span><text:span text:style-name="T44">В каких файлах и форматах хранятся конфигурации приложения?</text:span></text:p>
      <text:p text:style-name="P3">Ответ:</text:p>
      <text:p text:style-name="P14">Конфигурации могут храниться в разных форматах и файлах к примеру:</text:p>
      <text:p text:style-name="P61">JSON — наиболее современный и рекомендуемый</text:p>
      <text:p text:style-name="P86">XML — устаревший, но поддерживается</text:p>
      <text:p text:style-name="P86">INI — редко, но возможно</text:p>
      <text:p text:style-name="P86">.ENV — переменное окружение.</text:p>
      <text:p text:style-name="P89"/>
      <text:p text:style-name="P6"><text:span text:style-name="T1">7) </text:span>Как использовать разные окружения (TEST, DEVELOPMENT, PRODUCTION)?</text:p>
      <text:p text:style-name="P3">Ответ:</text:p>
      <text:p text:style-name="P37"><text:span text:style-name="T11">В ASP.NET предоставлен интерфейс I</text:span><text:span text:style-name="T18">W</text:span><text:span text:style-name="T11">ebHostEnvironment. </text:span><text:span text:style-name="T12">С помощью этого интерфейса мы можем получить информацию об окружение:</text:span></text:p>
      <text:p text:style-name="P66">ApllicationName — хранит имя приложения;</text:p>
      <text:p text:style-name="P92">EnvironmentName — хранит название среды;</text:p>
      <text:p text:style-name="P92">ContentRootPath — хранит путь к корневой папке приложения;</text:p>
      <text:p text:style-name="P92">WebRootPath — хранит путь к папке, в которой хранится статический контент приложения. По умолчанию храниться в wwwroot</text:p>
      <text:p text:style-name="P92">ContentRootFileProvider — возвращает реализацию интерфейса Microsoft.AspNetCore.FileProviders.IFileProvider</text:p>
      <text:p text:style-name="P105"><text:span text:style-name="T4">WebRootFileProvider — </text:span><text:span text:style-name="T13">возвращает реализацию интерфейса Microsoft.AspNetCore.FileProvider</text:span></text:p>
      <text:p text:style-name="P39"><text:span text:style-name="T14">Т</text:span><text:span text:style-name="T15">акже есть методы расширения, которые позволяют использовать нужные участки кода:</text:span></text:p>
      <text:p text:style-name="P62"><text:soft-page-break/>IsEnvironment(string name) — если имя среды совпадает, то возвращает True;</text:p>
      <text:p text:style-name="P93">IsDevelopment() - возвращает True, если имя среды Development;</text:p>
      <text:p text:style-name="P93">IsStaging() - возвращает True, если имя среды Staging;</text:p>
      <text:p text:style-name="P93">IsProduction() - возвращает True, если имя среды Production;</text:p>
      <text:p text:style-name="P93"/>
      <text:p text:style-name="P38"><text:span text:style-name="T14">Б</text:span><text:span text:style-name="T13">ывают 2 основных </text:span><text:span text:style-name="T18">вида </text:span><text:span text:style-name="T13">сервер</text:span><text:span text:style-name="T18">ов</text:span><text:span text:style-name="T13"> на которых запускается проект IISExpress и Kestrel</text:span></text:p>
      <text:p text:style-name="P24"/>
      <text:p text:style-name="P15">Для того, чтобы устанавливать переменное окружение есть несколько способов:</text:p>
      <text:p text:style-name="P62">1) Через командную строку</text:p>
      <text:p text:style-name="P117">1.1) export ASPNETCORE_ENVIRONMENT=Production<text:tab/><text:tab/># для Linux/macOS</text:p>
      <text:p text:style-name="P128">1.2) set ASPNETCORE_ENVIRONMENT=Production<text:tab/><text:tab/><text:tab/># для Windows (cmd)</text:p>
      <text:p text:style-name="P87">2) Через конфигурационный файл launchSettings.json</text:p>
      <text:p text:style-name="P87"/>
      <text:p text:style-name="P16">Процесс выбора переменных окружения:</text:p>
      <text:p text:style-name="P63">1) Сначала будет прочитан appsettings.json — базовая конфигурация;</text:p>
      <text:p text:style-name="P88">2) Затем файл с соответствующем окружением appsettings.{ENV}.json, при этом общие ключи будут перезаписаны</text:p>
      <text:p text:style-name="P88">3) <text:span text:style-name="T40">Будет выполняться код исходя из выбранного окружения.</text:span></text:p>
      <text:p text:style-name="P16"/>
      <text:p text:style-name="P6"><text:span text:style-name="T1">8) </text:span>Что такое промежуточные обработчики (Middleware)? Как можно подключить собственный промежуточный обработчик в проект?</text:p>
      <text:p text:style-name="P3">Ответ:</text:p>
      <text:p text:style-name="P40"><text:span text:style-name="T16">Middleware (промежуточный слой в C#) - это фрагмент кода находящийся в контейнере приложения, используемый для обработки запросов и ответов. </text:span><text:span text:style-name="T17">Они выполняются последовательно, как цепочка (pipeline), и могут модифицировать запрос или ответ, добавлять логирование, аутентификацию и т. п.</text:span></text:p>
      <text:p text:style-name="P41"><text:soft-page-break/><text:span text:style-name="T17">К</text:span><text:span text:style-name="T4">ак работает Middleware:</text:span></text:p>
      <text:p text:style-name="P67">1) Запрос поступает в первый Middleware;</text:p>
      <text:p text:style-name="P94">2) Каждый Middleware решает:</text:p>
      <text:p text:style-name="P119">2.1) Обработать запрос;</text:p>
      <text:p text:style-name="P129">2.2) Вызвать следующий Middleware</text:p>
      <text:p text:style-name="P129">2.3) Завершить конвейер</text:p>
      <text:p text:style-name="P94">3) После прохождения всех Middleware запрос достигает Endpoint, и ответ идет обратно через Middleware в обратном порядке</text:p>
      <text:p text:style-name="P45">Для подключения Middleware есть несколько способов:</text:p>
      <text:p text:style-name="P64">1) Inline Middleware</text:p>
      <text:p text:style-name="P90">2) Класс Middleware</text:p>
      <text:p text:style-name="P99">3) Интерфейс IMiddleware</text:p>
      <text:p text:style-name="P145">Способы подключения Middleware:</text:p>
      <text:p text:style-name="P70">1) Подключение через — app.UseMiddleware&lt;NameMiddleware&gt;();</text:p>
      <text:p text:style-name="P98">2) Подключение через метод расширения;</text:p>
      <text:p text:style-name="P98">3) Подключение через регистрацию:</text:p>
      <text:p text:style-name="P124">builder.Services.AddTransient&lt;CustomInterfaceMiddleware&gt;();</text:p>
      <text:p text:style-name="P133">app.UseMiddleware&lt;CustomInterfaceMiddleware&gt;();</text:p>
      <text:p text:style-name="P90"/>
      <text:p text:style-name="P17">Для добавления Middleware в контейнер <text:span text:style-name="T41">есть такие способы:</text:span></text:p>
      <text:p text:style-name="P68">1) Use — добавляет Middleware, который может обработать запрос и передать управление следующему Middleware через _next;</text:p>
      <text:p text:style-name="P95">2) Run — добавляет терминальный <text:span text:style-name="T42">M</text:span>iddleware, который завершает цепочку без _next;</text:p>
      <text:p text:style-name="P95">3) Map — <text:span text:style-name="T42">позволяет создать ветвление Middleware по определенному пути</text:span></text:p>
      <text:p text:style-name="P95">4) MapWhen — <text:span text:style-name="T42">ветвление на основе условия, не только на основе пути</text:span></text:p>
      <text:p text:style-name="P95">5) UseWhen — <text:span text:style-name="T42">аналогично MapWhen, но не завершает конвейер может продолжить выполнение</text:span></text:p>
      <text:p text:style-name="P47"><text:soft-page-break/>Встроенные Middleware:</text:p>
      <text:p text:style-name="P69">1) UseAuthentication() - <text:span text:style-name="T42">аутентификация</text:span></text:p>
      <text:p text:style-name="P96">2) UseAuthorization() - <text:span text:style-name="T42">авторизация</text:span></text:p>
      <text:p text:style-name="P96">3) UseStaticFiles() - <text:span text:style-name="T42">отдача статических файлов</text:span></text:p>
      <text:p text:style-name="P96">4) UseHttpsRedirection() - <text:span text:style-name="T42">редирект на HTTPS</text:span></text:p>
      <text:p text:style-name="P18"/>
      <text:p text:style-name="P18">Порядок регистрации Middleware важен:</text:p>
      <text:list xml:id="list3975150815" text:style-name="L4">
        <text:list-item>
          <text:p text:style-name="P149">app.UseHttpsRedirection();<text:tab/><text:tab/>// 1. HTTPS</text:p>
        </text:list-item>
        <text:list-item>
          <text:p text:style-name="P157">app.UseStaticFiles();<text:tab/><text:tab/><text:tab/>// 2. Статика (CSS, JS)</text:p>
        </text:list-item>
        <text:list-item>
          <text:p text:style-name="P157">app.UseRouting();<text:tab/><text:tab/><text:tab/>// 3. Маршрутизация</text:p>
        </text:list-item>
        <text:list-item>
          <text:p text:style-name="P157">app.UseAuthentication();<text:tab/><text:tab/>// 4. Аутентификация</text:p>
        </text:list-item>
        <text:list-item>
          <text:p text:style-name="P157">app.UseAuthorization();<text:tab/><text:tab/>// 5. Авторизация</text:p>
        </text:list-item>
        <text:list-item>
          <text:p text:style-name="P157">app.MapControllers();<text:tab/><text:tab/>// 6. Контроллеры</text:p>
        </text:list-item>
      </text:list>
      <text:p text:style-name="P4"/>
      <text:p text:style-name="P53"><text:span text:style-name="T30">9) </text:span><text:span text:style-name="T29">Что такое JWT? Как использовать JWT?</text:span></text:p>
      <text:p text:style-name="P3">Ответ:</text:p>
      <text:p text:style-name="P42"><text:span text:style-name="T19">JWT (Json Web Token) — это JSON объект который определен в открытом стандарте RFC 7519. Он считается одним из безопасных способов передачи информации между двумя участниками. Для его создания необходимо определить 3 части header.payload.signature, </text:span><text:span text:style-name="T20">где:</text:span></text:p>
      <text:p text:style-name="P75"><text:span text:style-name="T21">1) </text:span><text:span text:style-name="T20">Header — содержит информацию о том, как должна вычисляться JWT подпись. Состоит из двух основных полей alg и type, где type — указывает на то, что это JWT, а alg — указывает на алгоритм хеширования:</text:span></text:p>
      <text:p text:style-name="P125"><text:span text:style-name="T21">1.1) </text:span><text:span text:style-name="T20">HS256 — использует</text:span><text:span text:style-name="T21">ся по умолчанию, для вычисления необходим</text:span><text:span text:style-name="T20"> один ключ</text:span></text:p>
      <text:p text:style-name="P135"><text:span text:style-name="T21">1.2) </text:span><text:span text:style-name="T20">RS256 — в своей работе использует уже 2 ключа </text:span><text:span text:style-name="T21">п</text:span><text:span text:style-name="T20">риватный и публичный. </text:span><text:span text:style-name="T21">С помощью приватного ключа создается подпись, а с помощью публичного идет проверка подлинности подписи</text:span></text:p>
      <text:p text:style-name="P131"/>
      <text:p text:style-name="P76"><text:span text:style-name="T20">2</text:span><text:span text:style-name="T4">) Payload — содержит данные, которые хранятся внутри JWT. Можно указывать столько полей, сколько нам необходимо. Основные поля:</text:span></text:p>
      <text:p text:style-name="P126"><text:span text:style-name="T22">2.1) </text:span><text:span text:style-name="T4">iss (Issuer) — издатель токена. Как правило — uuid приложения, выпустившего токен.</text:span></text:p>
      <text:p text:style-name="P136"><text:span text:style-name="T22">2.2) </text:span><text:span text:style-name="T4">sub (Subject) — собственник токена. Как правило — uuid пользователя</text:span></text:p>
      <text:p text:style-name="P136"><text:span text:style-name="T22">2.3) </text:span><text:span text:style-name="T4">aud (Audience) — массив url серверов, для которых предназначен токен</text:span></text:p>
      <text:p text:style-name="P136"><text:span text:style-name="T22">2.4) </text:span><text:span text:style-name="T4">exp (Expiration Time) — время, в течение которого токен считается валидным.</text:span></text:p>
      <text:p text:style-name="P136"><text:span text:style-name="T22">2.5) </text:span><text:span text:style-name="T4">nbf (Not Before) — временная метка, до которй токен не считается валидным</text:span></text:p>
      <text:p text:style-name="P136"><text:span text:style-name="T22">2.6) </text:span><text:span text:style-name="T4">iat (Issued At) — время создания токена</text:span></text:p>
      <text:p text:style-name="P136"><text:span text:style-name="T22">2.7) </text:span><text:span text:style-name="T4">jti (JWT ID) — уникальный идентификатор токена</text:span></text:p>
      <text:p text:style-name="P131"/>
      <text:p text:style-name="P71">3) Signature — это подпись содержит информацию из Header и Payload с использованием секретного ключа или нескольких ключей, что гарантирует целостность и подлинность токена.</text:p>
      <text:p text:style-name="P25"/>
      <text:p text:style-name="P54"><text:span text:style-name="T4">Порядок </text:span><text:span text:style-name="T32">проверки аутентификации:</text:span></text:p>
      <text:p text:style-name="P74"><text:span text:style-name="T32">1</text:span><text:span text:style-name="T31">) Сперва пользователь заходит на сервер аутентификации через ключ( пароль, Facebook ключ, Google ключ)</text:span></text:p>
      <text:p text:style-name="P102">2) Сервер аутентификации создает JWT и отправляет пользователю;</text:p>
      <text:p text:style-name="P102">3) Когда пользователь делать запрос к API приложения, он добавляет к нему полученный ранее JWT;</text:p>
      <text:p text:style-name="P102">4) Приложение проверяет, является ли тот, кто сделал запрос, тем самым пользователем.</text:p>
      <text:p text:style-name="P102"/>
      <text:p text:style-name="P49"><text:span text:style-name="T33">В</text:span><text:span text:style-name="T31">иды JWT:</text:span></text:p>
      <text:p text:style-name="P73">Access token — проверяет при каждом обращении к защищенному API</text:p>
      <text:p text:style-name="P103">Refresh token — токен для получения новой пары токенов </text:p>
      <text:p text:style-name="P103">Brearer token — частный случай access токена </text:p>
      <text:p text:style-name="P32"/>
      <text:p text:style-name="P26">Black-List токенов — когда мы выходим из аккаунта или сбрасываем пароль нам необходимо отозвать токен, чтобы по нему никто не мог войти. Для этого такие токены необходимо добавлять в Black-List. Теперь при проверке токена сначала проверяем Black-List, а потом уже валидируем.</text:p>
      <text:p text:style-name="P7"/>
      <text:p text:style-name="P29">???????????????????????????????????????????????????????????</text:p>
      <text:p text:style-name="P31">Указать как работать с JWT в C# </text:p>
      <text:p text:style-name="P31"/>
      <text:p text:style-name="P31">Для использования JWT-токена в ASP.NET Core необходимо добавить Nuget пакет Microsoft.AspNetCore.Authentication.JwtBearer.</text:p>
      <text:p text:style-name="P31"/>
      <text:p text:style-name="P31"/>
      <text:p text:style-name="P30">???????????????????????????????????????????????????????????</text:p>
      <text:p text:style-name="P51"><text:span text:style-name="T1">10) </text:span>Что такое ExceptionFilters? Как можно создать ExceptionFilter, и как его можно использовать? Что такое Глобальный обработчик исключений? Как можно создать Глобальный обработчик исключений, и как его можно использовать? В чем разница между Глобальным обработчиком исключений и ExceptionFilters</text:p>
      <text:p text:style-name="P3">Ответ:</text:p>
      <text:p text:style-name="P20">ExceptionFilters — обрабатывает необработанные исключения. Реализовывать должны через интерфейс IExceptionFilter или интерфейс IasyncExceptionFilter, также можно унаследовать его через абстрактный класс ExceptionFilterAttribute. Имеют только один метод — OnException(), в который передается объект ExceptionContext, в котором содержится вся информация о возникшем исключение.</text:p>
      <text:p text:style-name="P20"/>
      <text:p text:style-name="P27">Для того, чтобы применить фильтр к методу нужно указать его в качестве атрибута, то есть [CustomExceptionFilter] </text:p>
      <text:p text:style-name="P27"/>
      <text:p text:style-name="P27">Глобальный обработчик исключений — это механизм который перехватывает все необработанные исключения</text:p>
      <text:p text:style-name="P27">Основные характеристики:</text:p>
      <text:p text:style-name="P72">1) Перехватывает все необработанные исключения;</text:p>
      <text:p text:style-name="P100">2) Работает на уровне всего приложения;</text:p>
      <text:p text:style-name="P100">3) Стандартизирует обработку ошибок, то есть единый формат ответом</text:p>
      <text:p text:style-name="P21">Чтобы создать глобальный обработчик исключений можно использовать middleware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3">Характеристики</text:p>
          </table:table-cell>
          <table:table-cell table:style-name="Таблица2.A1" office:value-type="string">
            <text:p text:style-name="P143">Глобальный обработчик</text:p>
          </table:table-cell>
          <table:table-cell table:style-name="Таблица2.C1" office:value-type="string">
            <text:p text:style-name="P143">Exception Filter</text:p>
          </table:table-cell>
        </table:table-row>
        <table:table-row table:style-name="Таблица2.1">
          <table:table-cell table:style-name="Таблица2.A2" office:value-type="string">
            <text:p text:style-name="P142">Когда срабатывает</text:p>
          </table:table-cell>
          <table:table-cell table:style-name="Таблица2.B2" office:value-type="string">
            <text:p text:style-name="P142">Перехватывает все необработанные исключения</text:p>
          </table:table-cell>
          <table:table-cell table:style-name="Таблица2.C2" office:value-type="string">
            <text:p text:style-name="P142">Только во время действия</text:p>
          </table:table-cell>
        </table:table-row>
        <table:table-row table:style-name="Таблица2.1">
          <table:table-cell table:style-name="Таблица2.A3" office:value-type="string">
            <text:p text:style-name="P142">Охват</text:p>
          </table:table-cell>
          <table:table-cell table:style-name="Таблица2.B3" office:value-type="string">
            <text:p text:style-name="P142">Все запросы</text:p>
          </table:table-cell>
          <table:table-cell table:style-name="Таблица2.C3" office:value-type="string">
            <text:p text:style-name="P142">Только те, к которым относиться</text:p>
          </table:table-cell>
        </table:table-row>
        <table:table-row table:style-name="Таблица2.1">
          <table:table-cell table:style-name="Таблица2.A4" office:value-type="string">
            <text:p text:style-name="P144">Для чего подходят</text:p>
          </table:table-cell>
          <table:table-cell table:style-name="Таблица2.B4" office:value-type="string">
            <text:p text:style-name="P144">Универсальная обработка</text:p>
          </table:table-cell>
          <table:table-cell table:style-name="Таблица2.C4" office:value-type="string">
            <text:p text:style-name="P144">Для специфичных ошибок</text:p>
          </table:table-cell>
        </table:table-row>
      </table:table>
      <text:p text:style-name="P168"><text:soft-page-break/><text:span text:style-name="T1">11) </text:span>Что такое Interceptors? В каком случае Interceptors могут применяться?</text:p>
      <text:p text:style-name="P167">Ответ:</text:p>
      <text:p text:style-name="P172">Interceptors (перехватчик) — это механизм позволяющий перехватывать и обрабатывать HTTP-запросы и ответы, также позволяет перехватывать вызов методов, операций или событий можно добавлять дополнительную логику до или после их выполнения. <text:span text:style-name="T46">Применяется в добавление заголовков, логирование запросов и ответов, обработка ошибок и т.п.</text:span></text:p>
      <text:p text:style-name="P173"/>
      <text:p text:style-name="P168"><text:span text:style-name="T1">12) </text:span>Как можно подключить SSL в проект? Что это дает?</text:p>
      <text:p text:style-name="P167">Ответ:</text:p>
      <text:p text:style-name="P174"/>
      <text:p text:style-name="P169"><text:span text:style-name="T1">13) </text:span>Как можно загрузить файлы на сервер? Как можно работать с Multipart / FormData в ASP.NET? Как сохранить файлы на диск?</text:p>
      <text:p text:style-name="P170">Ответ:</text:p>
      <text:p text:style-name="P175">Все загружаемые файлы представлены IFormFile из пространства имен Microsoft.AspNetCore.Http.</text:p>
      <text:p text:style-name="P175">Некоторые свойства и методы:</text:p>
      <text:p text:style-name="P161">1) ContentType — тип файла;</text:p>
      <text:p text:style-name="P158">2) FileName — название файла;</text:p>
      <text:p text:style-name="P158">3) Length — размер файла;</text:p>
      <text:p text:style-name="P158">4) CopyTo — копи<text:span text:style-name="T47">рование;</text:span></text:p>
      <text:p text:style-name="P158">5) OpenReadStream — <text:span text:style-name="T47">открытие потока для чтения файла.</text:span></text:p>
      <text:p text:style-name="P180"/>
      <text:p text:style-name="P176">Для отправки файлов в Results API есть метод file() </text:p>
      <text:p text:style-name="P176"/>
      <text:p text:style-name="P176">Multipart/FormData — <text:span text:style-name="T48">это тип содержимого используемый в HTTP-запросах для отправки данных формы, особенно когда содержит файлы, </text:span><text:span text:style-name="T49">указывается в параметре enctype, при использование браузер разбивает данные на части, где каждая часть содержит заголовки и сами данные</text:span></text:p>
      <text:p text:style-name="P177"><text:soft-page-break/>Для работы с ним есть несколько способов:</text:p>
      <text:p text:style-name="P150">1) <text:span text:style-name="T50">Просто файл через контроллер:</text:span></text:p>
      <text:p text:style-name="P188">[HttpPost("upload")]</text:p>
      <text:p text:style-name="P184">public async Task&lt;IActionResult&gt; UploadFile(IFormFile file)</text:p>
      <text:p text:style-name="P184">{</text:p>
      <text:p text:style-name="P184"><text:s text:c="4"/>// Проверка, что файл не пустой</text:p>
      <text:p text:style-name="P184"><text:s text:c="4"/>if (file == null || file.Length == 0)</text:p>
      <text:p text:style-name="P184"><text:s text:c="8"/>return BadRequest("Файл не выбран.");</text:p>
      <text:p text:style-name="P184"/>
      <text:p text:style-name="P184"><text:s text:c="4"/>// Путь к папке "Uploads" в проекте</text:p>
      <text:p text:style-name="P184"><text:s text:c="4"/>var uploadsFolder = Path.Combine(Directory.GetCurrentDirectory(), "Uploads");</text:p>
      <text:p text:style-name="P184"><text:s text:c="4"/></text:p>
      <text:p text:style-name="P184"><text:s text:c="4"/>// Если папки нет — создаём</text:p>
      <text:p text:style-name="P184"><text:s text:c="4"/>if (!Directory.Exists(uploadsFolder))</text:p>
      <text:p text:style-name="P184"><text:s text:c="8"/>Directory.CreateDirectory(uploadsFolder);</text:p>
      <text:p text:style-name="P184"/>
      <text:p text:style-name="P184"><text:s text:c="4"/>// Полный путь к файлу (например: "C:\Project\Uploads\photo.jpg")</text:p>
      <text:p text:style-name="P184"><text:s text:c="4"/>var filePath = Path.Combine(uploadsFolder, file.FileName);</text:p>
      <text:p text:style-name="P184"/>
      <text:p text:style-name="P184"><text:s text:c="4"/>// Сохранение файла на диск</text:p>
      <text:p text:style-name="P184"><text:s text:c="4"/>using (var stream = new FileStream(filePath, FileMode.Create))</text:p>
      <text:p text:style-name="P184"><text:s text:c="4"/>{</text:p>
      <text:p text:style-name="P184"><text:s text:c="8"/>await file.CopyToAsync(stream); // Асинхронная запись</text:p>
      <text:p text:style-name="P184"><text:s text:c="4"/>}</text:p>
      <text:p text:style-name="P184"/>
      <text:p text:style-name="P184"><text:s text:c="4"/>return Ok(new { filePath }); // Возвращаем путь к файлу</text:p>
      <text:p text:style-name="P184">}</text:p>
      <text:p text:style-name="P162">При отправке только 1 файла используется IFormFile, а при отправке файла+доп. полей указывается атрибут [FromForm] и для файла и для полей</text:p>
      <text:p text:style-name="P159"><text:soft-page-break/>3) Загрузка нескольких файлов:</text:p>
      <text:p text:style-name="P189">[HttpPost("upload-multiple")]</text:p>
      <text:p text:style-name="P185">public async Task&lt;IActionResult&gt; UploadMultipleFiles(List&lt;IFormFile&gt; files)</text:p>
      <text:p text:style-name="P185">{</text:p>
      <text:p text:style-name="P185"><text:s text:c="4"/>if (files == null || files.Count == 0)</text:p>
      <text:p text:style-name="P185"><text:s text:c="8"/>return BadRequest("Файлы не выбраны.");</text:p>
      <text:p text:style-name="P185"/>
      <text:p text:style-name="P185"><text:s text:c="4"/>var uploadsFolder = Path.Combine(Directory.GetCurrentDirectory(), "Uploads");</text:p>
      <text:p text:style-name="P185"><text:s text:c="4"/>var savedFiles = new List&lt;string&gt;();</text:p>
      <text:p text:style-name="P185"/>
      <text:p text:style-name="P185"><text:s text:c="4"/>foreach (var file in files)</text:p>
      <text:p text:style-name="P185"><text:s text:c="4"/>{</text:p>
      <text:p text:style-name="P185"><text:s text:c="8"/>if (file.Length == 0) continue;</text:p>
      <text:p text:style-name="P185"/>
      <text:p text:style-name="P185"><text:s text:c="8"/>var filePath = Path.Combine(uploadsFolder, file.FileName);</text:p>
      <text:p text:style-name="P185"><text:s text:c="8"/>using (var stream = new FileStream(filePath, FileMode.Create))</text:p>
      <text:p text:style-name="P185"><text:s text:c="8"/>{</text:p>
      <text:p text:style-name="P185"><text:s text:c="12"/>await file.CopyToAsync(stream);</text:p>
      <text:p text:style-name="P185"><text:s text:c="8"/>}</text:p>
      <text:p text:style-name="P185"><text:s text:c="8"/>savedFiles.Add(filePath);</text:p>
      <text:p text:style-name="P185"><text:s text:c="4"/>}</text:p>
      <text:p text:style-name="P185"/>
      <text:p text:style-name="P185"><text:s text:c="4"/>return Ok(new { savedFiles });</text:p>
      <text:p text:style-name="P185">}</text:p>
      <text:p text:style-name="P163">Для того, чтобы принимать несколько файлов указывается List&lt;IFormFile&gt; </text:p>
      <text:p text:style-name="P183"/>
      <text:p text:style-name="P159"/>
      <text:p text:style-name="P164">4) Загрузка через DTO (принцип такой же как в «Form» HTML:</text:p>
      <text:p text:style-name="P181">public class UploadRequest</text:p>
      <text:p text:style-name="P186">{</text:p>
      <text:p text:style-name="P186"><text:s text:c="4"/>public string Username { get; set; }</text:p>
      <text:p text:style-name="P186"><text:s text:c="4"/>public string Email { get; set; }</text:p>
      <text:p text:style-name="P186"><text:s text:c="4"/>public IFormFile Avatar { get; set; }</text:p>
      <text:p text:style-name="P186"><text:s text:c="4"/>public List&lt;IFormFile&gt; Attachments { get; set; }</text:p>
      <text:p text:style-name="P186">}</text:p>
      <text:p text:style-name="P186"/>
      <text:p text:style-name="P186">[HttpPost("upload-dto")]</text:p>
      <text:p text:style-name="P186">public async Task&lt;IActionResult&gt; UploadWithDto([FromForm] UploadRequest request)</text:p>
      <text:p text:style-name="P186">{</text:p>
      <text:p text:style-name="P186"><text:s text:c="4"/>if (request.Avatar == null || request.Avatar.Length == 0)</text:p>
      <text:p text:style-name="P186"><text:s text:c="8"/>return BadRequest("Аватар не выбран.");</text:p>
      <text:p text:style-name="P186"/>
      <text:p text:style-name="P186"><text:s text:c="4"/>var uploadsFolder = Path.Combine(Directory.GetCurrentDirectory(), "Uploads");</text:p>
      <text:p text:style-name="P186"><text:s text:c="4"/>var avatarPath = Path.Combine(uploadsFolder, request.Avatar.FileName);</text:p>
      <text:p text:style-name="P186"/>
      <text:p text:style-name="P186"><text:s text:c="4"/>using (var stream = new FileStream(avatarPath, FileMode.Create)) {await request.Avatar.CopyToAsync(stream);}</text:p>
      <text:p text:style-name="P186"/>
      <text:p text:style-name="P186"><text:s text:c="4"/>// Обработка дополнительных файлов</text:p>
      <text:p text:style-name="P186"><text:s text:c="4"/>if (request.Attachments?.Count &gt; 0)</text:p>
      <text:p text:style-name="P186"><text:s text:c="4"/>{</text:p>
      <text:p text:style-name="P186"><text:s text:c="8"/>foreach (var file in request.Attachments)</text:p>
      <text:p text:style-name="P186"><text:s text:c="8"/>{</text:p>
      <text:p text:style-name="P186"><text:s text:c="12"/>var filePath = Path.Combine(uploadsFolder, file.FileName);</text:p>
      <text:p text:style-name="P186"><text:s text:c="12"/>using (var fileStream = new FileStream(filePath, FileMode.Create)) {await file.CopyToAsync(fileStream);}</text:p>
      <text:p text:style-name="P186"><text:s text:c="8"/>} <text:s text:c="3"/>}</text:p>
      <text:p text:style-name="P186"/>
      <text:p text:style-name="P186"><text:s text:c="4"/>return Ok(new</text:p>
      <text:p text:style-name="P186"><text:s text:c="4"/>{</text:p>
      <text:p text:style-name="P186"><text:s text:c="8"/>request.Username,</text:p>
      <text:p text:style-name="P186"><text:s text:c="8"/>request.Email,</text:p>
      <text:p text:style-name="P186"><text:s text:c="8"/>AvatarPath = avatarPath <text:s text:c="3"/>}); }</text:p>
      <text:p text:style-name="P165"><text:soft-page-break/><text:span text:style-name="T23">Чтобы сохранять файлы в системе используется CopyTo с указанием пути до файла и какое именно действие сделать через FileMode.Create;</text:span></text:p>
      <text:p text:style-name="P7"/>
      <text:p text:style-name="P6"><text:span text:style-name="T1">14) </text:span>Как можно раздать статичные файлы при помощи ASP.NET?</text:p>
      <text:p text:style-name="P3">Ответ:</text:p>
      <text:p text:style-name="P178">Чтобы раздать статические файлы можно использовать различные варианты:</text:p>
      <text:p text:style-name="P151"><text:span text:style-name="T23">1) wwwroot — тут по умолчанию хранятся файлы, которые можно использовать в веб-приложение, чтобы включить их раздачу необходимо зарегистрировать в билдере через «app.UseStaticFiles()»;</text:span></text:p>
      <text:p text:style-name="P160"><text:span text:style-name="T4">2) Раздача с другой папки</text:span></text:p>
      <text:p text:style-name="P182"><text:span text:style-name="T4">app.UseStaticFiles(new StaticFileOptions</text:span></text:p>
      <text:p text:style-name="P187"><text:span text:style-name="T4">{</text:span></text:p>
      <text:p text:style-name="P187"><text:span text:style-name="T4"><text:s text:c="4"/>FileProvider = new PhysicalFileProvider(</text:span></text:p>
      <text:p text:style-name="P187"><text:span text:style-name="T4"><text:s text:c="8"/>Path.Combine(Directory.GetCurrentDirectory(), "StaticFiles")),</text:span></text:p>
      <text:p text:style-name="P187"><text:span text:style-name="T4"><text:s text:c="4"/>RequestPath = "/static"</text:span></text:p>
      <text:p text:style-name="P187"><text:span text:style-name="T4">});</text:span></text:p>
      <text:p text:style-name="P166">3) <text:span text:style-name="T51">Использование команды «app.UseFileServer», которая объединяет «UseStatisFiles» и «UseDefaultFiles»</text:span></text:p>
      <text:p text:style-name="P7"/>
      <text:p text:style-name="P6"><text:span text:style-name="T1">15) </text:span>Что такое микросервисы? В чем их минусы и плюсы? Отличия от монолитной архитектуры.</text:p>
      <text:p text:style-name="P3">Ответ:</text:p>
      <text:p text:style-name="P179"><text:span text:style-name="T24">Микросервисы — это подход, при котором приложение делится на небольшие независимые части(сервисы). Каждый сервис отвечает за свой функционал и могут работать независимо друг от друга, могут иметь свою БД.</text:span></text:p>
      <text:p text:style-name="P179"><text:soft-page-break/><text:span text:style-name="T24">Монолит — это подход, при котором все приложение представляет собой одну большую систему. Вся логика находиться в одном проекте.</text:span></text:p>
      <table:table table:name="Таблица3" table:style-name="Таблица3">
        <table:table-column table:style-name="Таблица3.A" table:number-columns-repeated="2"/>
        <table:table-row table:style-name="TableLine94242800381264">
          <table:table-cell table:style-name="Таблица3.A1" office:value-type="string">
            <text:p text:style-name="P190">Монолит</text:p>
          </table:table-cell>
          <table:table-cell table:style-name="Таблица3.B1" office:value-type="string">
            <text:p text:style-name="P190">Микросервисы</text:p>
          </table:table-cell>
        </table:table-row>
      </table:table>
      <table:table table:name="Таблица4" table:style-name="Таблица4">
        <table:table-column table:style-name="Таблица4.A" table:number-columns-repeated="4"/>
        <table:table-row table:style-name="TableLine94242784303280">
          <table:table-cell table:style-name="Таблица4.A1" office:value-type="string">
            <text:p text:style-name="P190">Плюсы</text:p>
          </table:table-cell>
          <table:table-cell table:style-name="Таблица4.A1" office:value-type="string">
            <text:p text:style-name="P190">Минусы</text:p>
          </table:table-cell>
          <table:table-cell table:style-name="Таблица4.A1" office:value-type="string">
            <text:p text:style-name="P190">Плюсы</text:p>
          </table:table-cell>
          <table:table-cell table:style-name="Таблица4.D1" office:value-type="string">
            <text:p text:style-name="P190">Минусы</text:p>
          </table:table-cell>
        </table:table-row>
        <table:table-row table:style-name="TableLine94242784303280">
          <table:table-cell table:style-name="Таблица4.A2" office:value-type="string">
            <text:p text:style-name="P190">Простота</text:p>
          </table:table-cell>
          <table:table-cell table:style-name="Таблица4.A2" office:value-type="string">
            <text:p text:style-name="P190">Медленная разработка при росте</text:p>
          </table:table-cell>
          <table:table-cell table:style-name="Таблица4.A2" office:value-type="string">
            <text:p text:style-name="P191">Гибкость</text:p>
          </table:table-cell>
          <table:table-cell table:style-name="Таблица4.D2" office:value-type="string">
            <text:p text:style-name="P191">Сложность разработки</text:p>
          </table:table-cell>
        </table:table-row>
        <table:table-row table:style-name="TableLine94242784303280">
          <table:table-cell table:style-name="Таблица4.A2" office:value-type="string">
            <text:p text:style-name="P190"/>
          </table:table-cell>
          <table:table-cell table:style-name="Таблица4.A2" office:value-type="string">
            <text:p text:style-name="P190">Ограниченная масшабируемость </text:p>
          </table:table-cell>
          <table:table-cell table:style-name="Таблица4.A2" office:value-type="string">
            <text:p text:style-name="P191">Масшабируемость</text:p>
          </table:table-cell>
          <table:table-cell table:style-name="Таблица4.D2" office:value-type="string">
            <text:p text:style-name="P191">Высокие требования к знания DevOps</text:p>
          </table:table-cell>
        </table:table-row>
        <table:table-row table:style-name="TableLine94242784303280">
          <table:table-cell table:style-name="Таблица4.A4" office:value-type="string">
            <text:p text:style-name="P190"/>
          </table:table-cell>
          <table:table-cell table:style-name="Таблица4.A4" office:value-type="string">
            <text:p text:style-name="P190">Хрупкость</text:p>
          </table:table-cell>
          <table:table-cell table:style-name="Таблица4.A4" office:value-type="string">
            <text:p text:style-name="P191">Если упадет один сервис, остальные продолжают работать</text:p>
          </table:table-cell>
          <table:table-cell table:style-name="Таблица4.D4" office:value-type="string">
            <text:p text:style-name="P190"/>
          </table:table-cell>
        </table:table-row>
        <table:table-row table:style-name="TableLine94242784303280">
          <table:table-cell table:style-name="Таблица4.A4" office:value-type="string">
            <text:p text:style-name="P190"/>
          </table:table-cell>
          <table:table-cell table:style-name="Таблица4.A4" office:value-type="string">
            <text:p text:style-name="P190"/>
          </table:table-cell>
          <table:table-cell table:style-name="Таблица4.A4" office:value-type="string">
            <text:p text:style-name="P191">Для каждого сервиса можно использовать свой язык</text:p>
          </table:table-cell>
          <table:table-cell table:style-name="Таблица4.D4" office:value-type="string">
            <text:p text:style-name="P190"/>
          </table:table-cell>
        </table:table-row>
      </table:table>
      <text:p text:style-name="P179"><text:span text:style-name="T24"/></text:p>
      <text:p text:style-name="P7"/>
      <text:p text:style-name="P6"><text:span text:style-name="T1">16) </text:span>Что такое unit-тестирование? Что такое integration-тестирование? Какие инструменты можно использовать в C# для написания тестов?</text:p>
      <text:p text:style-name="P3">Ответ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7T14:31:49.117088414</meta:creation-date>
    <meta:generator>LibreOffice/6.4.7.2$Linux_X86_64 LibreOffice_project/40$Build-2</meta:generator>
    <dc:date>2025-07-22T11:15:28.513122583</dc:date>
    <meta:editing-duration>PT6H13M55S</meta:editing-duration>
    <meta:editing-cycles>15</meta:editing-cycles>
    <meta:document-statistic meta:table-count="4" meta:image-count="0" meta:object-count="0" meta:page-count="22" meta:paragraph-count="418" meta:word-count="2762" meta:character-count="22863" meta:non-whitespace-character-count="19740"/>
  </office:meta>
</office:document-meta>
</file>